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0.6992in"/>
    </style:style>
    <style:style style:name="co5" style:family="table-column">
      <style:table-column-properties fo:break-before="auto" style:column-width="0.5917in"/>
    </style:style>
    <style:style style:name="co6" style:family="table-column">
      <style:table-column-properties fo:break-before="auto" style:column-width="0.678in"/>
    </style:style>
    <style:style style:name="co7" style:family="table-column">
      <style:table-column-properties fo:break-before="auto" style:column-width="0.7957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839in"/>
    </style:style>
    <style:style style:name="co10" style:family="table-column">
      <style:table-column-properties fo:break-before="auto" style:column-width="0.6236in"/>
    </style:style>
    <style:style style:name="co11" style:family="table-column">
      <style:table-column-properties fo:break-before="auto" style:column-width="0.6882in"/>
    </style:style>
    <style:style style:name="co12" style:family="table-column">
      <style:table-column-properties fo:break-before="auto" style:column-width="0.6665in"/>
    </style:style>
    <style:style style:name="co13" style:family="table-column">
      <style:table-column-properties fo:break-before="auto" style:column-width="0.6563in"/>
    </style:style>
    <style:style style:name="co14" style:family="table-column">
      <style:table-column-properties fo:break-before="auto" style:column-width="0.709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cccccc" style:text-align-source="fix" style:repeat-content="false" fo:wrap-option="wrap" style:direction="ltr" style:vertical-align="middle"/>
      <style:paragraph-properties fo:text-align="start" fo:margin-left="0in"/>
    </style:style>
    <style:style style:name="ce5" style:family="table-cell" style:parent-style-name="Default">
      <style:table-cell-properties fo:background-color="#7da647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9966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7da647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min-height="0.41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fo:min-height="0.411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0" table:default-cell-style-name="Default"/>
        <table:table-row table:style-name="ro1" table:number-rows-repeated="2"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string">
            <text:p>Connection</text:p>
          </table:table-cell>
          <table:table-cell table:style-name="ce2" office:value-type="string">
            <text:p>Port</text:p>
          </table:table-cell>
          <table:table-cell table:style-name="ce2" office:value-type="string">
            <text:p>port.ps</text:p>
          </table:table-cell>
          <table:table-cell table:style-name="ce2" office:value-type="string">
            <text:p>Sig</text:p>
          </table:table-cell>
          <table:table-cell table:style-name="ce2" office:value-type="string">
            <text:p>sig.ps</text:p>
          </table:table-cell>
          <table:table-cell table:style-name="ce2" office:value-type="string">
            <text:p>ifc.[+]port</text:p>
          </table:table-cell>
          <table:table-cell table:style-name="ce2" office:value-type="string">
            <text:p>ifc.[+].port.ps</text:p>
          </table:table-cell>
          <table:table-cell table:style-name="ce2" office:value-type="string">
            <text:p>sg.[+]sig</text:p>
          </table:table-cell>
          <table:table-cell table:style-name="ce2" office:value-type="string">
            <text:p>sg.[+]sig.ps</text:p>
          </table:table-cell>
          <table:table-cell table:style-name="ce2" office:value-type="string">
            <text:p>Concat</text:p>
          </table:table-cell>
          <table:table-cell table:style-name="ce2" office:value-type="string">
            <text:p>Replic</text:p>
          </table:table-cell>
          <table:table-cell table:style-name="ce2" office:value-type="string">
            <text:p>Op expr</text:p>
          </table:table-cell>
          <table:table-cell table:style-name="ce2" office:value-type="string">
            <text:p>Ifc</text:p>
          </table:table-cell>
          <table:table-cell table:style-name="ce2" office:value-type="string">
            <text:p>ifc.[+]ifc</text:p>
          </table:table-cell>
          <table:table-cell table:style-name="ce2" office:value-type="string">
            <text:p>Sg</text:p>
          </table:table-cell>
          <table:table-cell table:style-name="ce2" office:value-type="string">
            <text:p>sg.[+]sg</text:p>
          </table:table-cell>
          <table:table-cell table:style-name="ce3" office:value-type="string">
            <text:p>Fifo</text:p>
          </table:table-cell>
          <table:table-cell table:style-name="ce3" office:value-type="string">
            <text:p>Reg</text:p>
          </table:table-cell>
          <table:table-cell table:style-name="ce3" office:value-type="string">
            <text:p>Rf</text:p>
          </table:table-cell>
        </table:table-row>
        <table:table-row table:style-name="ro1">
          <table:table-cell/>
          <table:table-cell office:value-type="string">
            <text:p>Port</text:p>
          </table:table-cell>
          <table:table-cell table:style-name="ce5">
            <office:annotation draw:style-name="gr1" draw:text-style-name="P2" svg:width="1.1378in" svg:height="0.4909in" svg:x="2.6146in" svg:y="0.0677in" draw:caption-point-x="-2.6146in" draw:caption-point-y="-0.0677in">
              <dc:creator>bb</dc:creator>
              <dc:date>2008-06-12T00:00:00</dc:date>
              <text:p text:style-name="P1"><text:span text:style-name="T1">ar_conn_name_port_valid.pl</text:span></text:p>
            </office:annotation>
          </table:table-cell>
          <table:table-cell table:style-name="ce5">
            <office:annotation draw:style-name="gr1" draw:text-style-name="P2" svg:width="1.1378in" svg:height="0.4909in" svg:x="3.3114in" svg:y="0.0677in" draw:caption-point-x="-3.3114in" draw:caption-point-y="-0.0677in">
              <dc:creator>bb</dc:creator>
              <dc:date>2008-06-13T00:00:00</dc:date>
              <text:p text:style-name="P1"><text:span text:style-name="T1">ar_conn_name_port_valid.pl</text:span></text:p>
            </office:annotation>
          </table:table-cell>
          <table:table-cell table:style-name="ce5">
            <office:annotation draw:style-name="gr1" draw:text-style-name="P2" svg:width="1.1378in" svg:height="0.4909in" svg:x="3.9008in" svg:y="0.0677in" draw:caption-point-x="-3.9008in" draw:caption-point-y="-0.0677in">
              <dc:creator>bb</dc:creator>
              <dc:date>2008-06-13T00:00:00</dc:date>
              <text:p text:style-name="P1"><text:span text:style-name="T1">ar_conn_name_port_valid.pl</text:span></text:p>
            </office:annotation>
          </table:table-cell>
          <table:table-cell table:style-name="ce5">
            <office:annotation draw:style-name="gr1" draw:text-style-name="P2" svg:width="1.1378in" svg:height="0.4909in" svg:x="4.576in" svg:y="0.0677in" draw:caption-point-x="-4.576in" draw:caption-point-y="-0.0677in">
              <dc:creator>bb</dc:creator>
              <dc:date>2008-06-13T00:00:00</dc:date>
              <text:p text:style-name="P1"><text:span text:style-name="T1">ar_conn_name_port_valid.pl</text:span></text:p>
            </office:annotation>
          </table:table-cell>
          <table:table-cell table:style-name="ce5">
            <office:annotation draw:style-name="gr1" draw:text-style-name="P2" svg:width="1.1378in" svg:height="0.4909in" svg:x="5.3689in" svg:y="0.0677in" draw:caption-point-x="-5.3689in" draw:caption-point-y="-0.0677in">
              <dc:creator>bb</dc:creator>
              <dc:date>2008-06-13T00:00:00</dc:date>
              <text:p text:style-name="P1"><text:span text:style-name="T1">ar_conn_name_port_valid.pl</text:span></text:p>
            </office:annotation>
          </table:table-cell>
          <table:table-cell table:style-name="ce5">
            <office:annotation draw:style-name="gr1" draw:text-style-name="P2" svg:width="1.1386in" svg:height="0.4909in" svg:x="6.4945in" svg:y="0.0004in" draw:caption-point-x="-6.4945in" draw:caption-point-y="-0.0004in">
              <dc:date>2009-03-16T00:00:00</dc:date>
              <text:p text:style-name="P1"><text:span text:style-name="T1">ar_conn_name_ps_valid.pl</text:span></text:p>
            </office:annotation>
          </table:table-cell>
          <table:table-cell table:style-name="ce5">
            <office:annotation draw:style-name="gr1" draw:text-style-name="P2" svg:width="1.1378in" svg:height="0.4909in" svg:x="6.0331in" svg:y="0.0677in" draw:caption-point-x="-6.0331in" draw:caption-point-y="-0.0677in">
              <dc:creator>bb</dc:creator>
              <dc:date>2008-06-13T00:00:00</dc:date>
              <text:p text:style-name="P1"><text:span text:style-name="T1">ar_conn_name_port_valid.pl</text:span></text:p>
            </office:annotation>
          </table:table-cell>
          <table:table-cell table:style-name="ce5">
            <office:annotation draw:style-name="gr1" draw:text-style-name="P2" svg:width="1.1386in" svg:height="0.4909in" svg:x="8.0268in" svg:y="0.0004in" draw:caption-point-x="-8.0268in" draw:caption-point-y="-0.0004in">
              <dc:date>2009-03-16T00:00:00</dc:date>
              <text:p text:style-name="P1"><text:span text:style-name="T1">ar_conn_name_ps_valid.pl</text:span></text:p>
            </office:annotation>
          </table:table-cell>
          <table:table-cell table:style-name="ce5">
            <office:annotation draw:style-name="gr3" draw:text-style-name="P2" svg:width="1.1378in" svg:height="0.4882in" svg:x="6.7083in" svg:y="0.0677in" draw:caption-point-x="-6.7083in" draw:caption-point-y="-0.0677in">
              <dc:date>2009-03-16T00:00:00</dc:date>
              <text:p text:style-name="P1"><text:span text:style-name="T1">ar_conn_name_concat_valid1.pl</text:span></text:p>
            </office:annotation>
          </table:table-cell>
          <table:table-cell table:style-name="ce5">
            <office:annotation draw:style-name="gr1" draw:text-style-name="P2" svg:width="1.1378in" svg:height="0.4909in" svg:x="7.3941in" svg:y="0.0677in" draw:caption-point-x="-7.3941in" draw:caption-point-y="-0.0677in">
              <dc:creator>bb</dc:creator>
              <dc:date>2008-07-03T00:00:00</dc:date>
              <text:p text:style-name="P1"><text:span text:style-name="T1">ar_conn_name_repl_valid2.pl</text:span></text:p>
            </office:annotation>
          </table:table-cell>
          <table:table-cell table:style-name="ce5">
            <office:annotation draw:style-name="gr1" draw:text-style-name="P2" svg:width="1.1378in" svg:height="0.4909in" svg:x="8.0906in" svg:y="0.0677in" draw:caption-point-x="-8.0906in" draw:caption-point-y="-0.0677in">
              <dc:creator>bb</dc:creator>
              <dc:date>2008-07-05T00:00:00</dc:date>
              <text:p text:style-name="P1"><text:span text:style-name="T1">ar_conn_name_op_valid2.pl</text:span></text:p>
            </office:annotation>
          </table:table-cell>
          <table:table-cell table:style-name="ce6">
            <office:annotation draw:style-name="gr1" draw:text-style-name="P2" svg:width="1.1378in" svg:height="0.6969in" svg:x="6.6543in" svg:y="0.0677in" draw:caption-point-x="-6.6543in" draw:caption-point-y="-0.0677in">
              <dc:creator>bb</dc:creator>
              <dc:date>2008-06-20T00:00:00</dc:date>
              <text:p text:style-name="P1"><text:span text:style-name="T1">ar_conn_name_port_ps_invalid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6969in" svg:x="7.3398in" svg:y="0.0677in" draw:caption-point-x="-7.3398in" draw:caption-point-y="-0.0677in">
              <dc:creator>bb</dc:creator>
              <dc:date>2008-06-20T00:00:00</dc:date>
              <text:p text:style-name="P1"><text:span text:style-name="T1">ar_conn_name_port_ps_invalid.pl</text:span></text:p>
            </office:annotation>
          </table:table-cell>
          <table:table-cell table:style-name="ce6">
            <office:annotation draw:style-name="gr1" draw:text-style-name="P2" svg:width="1.1378in" svg:height="0.6969in" svg:x="8.0039in" svg:y="0.0677in" draw:caption-point-x="-8.0039in" draw:caption-point-y="-0.0677in">
              <dc:creator>bb</dc:creator>
              <dc:date>2008-06-20T00:00:00</dc:date>
              <text:p text:style-name="P1"><text:span text:style-name="T1">ar_conn_name_port_ps_invalid.pl</text:span></text:p>
            </office:annotation>
          </table:table-cell>
          <table:table-cell table:style-name="ce6">
            <office:annotation draw:style-name="gr1" draw:text-style-name="P2" svg:width="1.1378in" svg:height="0.6969in" svg:x="8.6256in" svg:y="0.0677in" draw:caption-point-x="-8.6256in" draw:caption-point-y="-0.0677in">
              <dc:creator>bb</dc:creator>
              <dc:date>2008-06-20T00:00:00</dc:date>
              <text:p text:style-name="P1"><text:span text:style-name="T1">ar_conn_name_port_ps_invalid.pl</text:span></text:p>
            </office:annotation>
          </table:table-cell>
          <table:table-cell table:style-name="ce6">
            <office:annotation draw:style-name="gr1" draw:text-style-name="P2" svg:width="1.1378in" svg:height="0.6969in" svg:x="9.365in" svg:y="0.0677in" draw:caption-point-x="-9.365in" draw:caption-point-y="-0.0677in">
              <dc:creator>bb</dc:creator>
              <dc:date>2008-06-20T00:00:00</dc:date>
              <text:p text:style-name="P1"><text:span text:style-name="T1">ar_conn_name_port_ps_invalid.pl</text:span></text:p>
            </office:annotation>
          </table:table-cell>
          <table:table-cell table:style-name="ce6">
            <office:annotation draw:style-name="gr1" draw:text-style-name="P2" svg:width="1.1378in" svg:height="0.6969in" svg:x="9.9972in" svg:y="0.0677in" draw:caption-point-x="-9.9972in" draw:caption-point-y="-0.0677in">
              <dc:creator>bb</dc:creator>
              <dc:date>2008-06-20T00:00:00</dc:date>
              <text:p text:style-name="P1"><text:span text:style-name="T1">ar_conn_name_port_ps_invalid.pl</text:span></text:p>
            </office:annotation>
          </table:table-cell>
        </table:table-row>
        <table:table-row table:style-name="ro1">
          <table:table-cell/>
          <table:table-cell office:value-type="string">
            <text:p>port.ps</text:p>
          </table:table-cell>
          <table:table-cell table:style-name="ce5">
            <office:annotation draw:style-name="gr1" draw:text-style-name="P2" svg:width="1.1378in" svg:height="0.4909in" svg:x="2.6146in" svg:y="0.287in" draw:caption-point-x="-2.6146in" draw:caption-point-y="-0.287in">
              <dc:creator>bb</dc:creator>
              <dc:date>2008-06-13T00:00:00</dc:date>
              <text:p text:style-name="P1"><text:span text:style-name="T1">ar_conn_name_port_valid.pl</text:span></text:p>
            </office:annotation>
          </table:table-cell>
          <table:table-cell table:style-name="ce5">
            <office:annotation draw:style-name="gr1" draw:text-style-name="P2" svg:width="1.1378in" svg:height="0.4909in" svg:x="3.3114in" svg:y="0.287in" draw:caption-point-x="-3.3114in" draw:caption-point-y="-0.287in">
              <dc:creator>bb</dc:creator>
              <dc:date>2008-06-16T00:00:00</dc:date>
              <text:p text:style-name="P1"><text:span text:style-name="T1">ar_conn_name_ps_valid.pl</text:span></text:p>
            </office:annotation>
          </table:table-cell>
          <table:table-cell table:style-name="ce5">
            <office:annotation draw:style-name="gr1" draw:text-style-name="P2" svg:width="1.1378in" svg:height="0.4909in" svg:x="3.9008in" svg:y="0.287in" draw:caption-point-x="-3.9008in" draw:caption-point-y="-0.287in">
              <dc:creator>bb</dc:creator>
              <dc:date>2008-06-16T00:00:00</dc:date>
              <text:p text:style-name="P1"><text:span text:style-name="T1">ar_conn_name_ps_valid.pl</text:span></text:p>
            </office:annotation>
          </table:table-cell>
          <table:table-cell table:style-name="ce5">
            <office:annotation draw:style-name="gr1" draw:text-style-name="P2" svg:width="1.1378in" svg:height="0.4909in" svg:x="4.576in" svg:y="0.287in" draw:caption-point-x="-4.576in" draw:caption-point-y="-0.287in">
              <dc:creator>bb</dc:creator>
              <dc:date>2008-06-16T00:00:00</dc:date>
              <text:p text:style-name="P1"><text:span text:style-name="T1">ar_conn_name_ps_valid.pl</text:span></text:p>
            </office:annotation>
          </table:table-cell>
          <table:table-cell table:style-name="ce5">
            <office:annotation draw:style-name="gr1" draw:text-style-name="P2" svg:width="1.1378in" svg:height="0.4909in" svg:x="5.3689in" svg:y="0.287in" draw:caption-point-x="-5.3689in" draw:caption-point-y="-0.287in">
              <dc:creator>bb</dc:creator>
              <dc:date>2008-06-16T00:00:00</dc:date>
              <text:p text:style-name="P1"><text:span text:style-name="T1">ar_conn_name_ps_valid.pl</text:span></text:p>
            </office:annotation>
          </table:table-cell>
          <table:table-cell table:style-name="ce5">
            <office:annotation draw:style-name="gr1" draw:text-style-name="P2" svg:width="1.1398in" svg:height="0.4909in" svg:x="6.3874in" svg:y="0.0795in" draw:caption-point-x="-6.3874in" draw:caption-point-y="-0.0795in">
              <dc:date>2009-03-19T00:00:00</dc:date>
              <text:p text:style-name="P1"><text:span text:style-name="T1">ar_conn_name_hid_ps_valid.pl</text:span></text:p>
            </office:annotation>
          </table:table-cell>
          <table:table-cell table:style-name="ce5">
            <office:annotation draw:style-name="gr1" draw:text-style-name="P2" svg:width="1.1378in" svg:height="0.4909in" svg:x="6.0331in" svg:y="0.287in" draw:caption-point-x="-6.0331in" draw:caption-point-y="-0.287in">
              <dc:creator>bb</dc:creator>
              <dc:date>2008-06-16T00:00:00</dc:date>
              <text:p text:style-name="P1"><text:span text:style-name="T1">ar_conn_name_ps_valid.pl</text:span></text:p>
            </office:annotation>
          </table:table-cell>
          <table:table-cell table:style-name="ce5">
            <office:annotation draw:style-name="gr1" draw:text-style-name="P2" svg:width="1.1386in" svg:height="0.4909in" svg:x="8.0268in" svg:y="0.139in" draw:caption-point-x="-8.0268in" draw:caption-point-y="-0.139in">
              <dc:date>2009-03-16T00:00:00</dc:date>
              <text:p text:style-name="P1"><text:span text:style-name="T1">ar_conn_name_ps_valid.pl</text:span></text:p>
            </office:annotation>
          </table:table-cell>
          <table:table-cell table:style-name="ce5">
            <office:annotation draw:style-name="gr3" draw:text-style-name="P2" svg:width="1.1378in" svg:height="0.4882in" svg:x="6.7083in" svg:y="0.287in" draw:caption-point-x="-6.7083in" draw:caption-point-y="-0.287in">
              <dc:date>2009-03-16T00:00:00</dc:date>
              <text:p text:style-name="P1"><text:span text:style-name="T1">ar_conn_name_concat_valid1.pl</text:span></text:p>
            </office:annotation>
          </table:table-cell>
          <table:table-cell table:style-name="ce5">
            <office:annotation draw:style-name="gr1" draw:text-style-name="P2" svg:width="1.1378in" svg:height="0.4909in" svg:x="7.3941in" svg:y="0.287in" draw:caption-point-x="-7.3941in" draw:caption-point-y="-0.287in">
              <dc:creator>bb</dc:creator>
              <dc:date>2008-07-03T00:00:00</dc:date>
              <text:p text:style-name="P1"><text:span text:style-name="T1">ar_conn_name_repl_valid2.pl</text:span></text:p>
            </office:annotation>
          </table:table-cell>
          <table:table-cell table:style-name="ce5">
            <office:annotation draw:style-name="gr1" draw:text-style-name="P2" svg:width="1.1378in" svg:height="0.4909in" svg:x="8.0906in" svg:y="0.287in" draw:caption-point-x="-8.0906in" draw:caption-point-y="-0.287in">
              <dc:creator>bb</dc:creator>
              <dc:date>2008-07-05T00:00:00</dc:date>
              <text:p text:style-name="P1"><text:span text:style-name="T1">ar_conn_name_op_valid2.pl</text:span></text:p>
            </office:annotation>
          </table:table-cell>
          <table:table-cell table:style-name="ce6">
            <office:annotation draw:style-name="gr1" draw:text-style-name="P2" svg:width="1.1378in" svg:height="0.6969in" svg:x="6.6543in" svg:y="0.287in" draw:caption-point-x="-6.6543in" draw:caption-point-y="-0.287in">
              <dc:creator>bb</dc:creator>
              <dc:date>2008-06-20T00:00:00</dc:date>
              <text:p text:style-name="P1"><text:span text:style-name="T1">ar_conn_name_port_ps_invalid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6969in" svg:x="7.3398in" svg:y="0.287in" draw:caption-point-x="-7.3398in" draw:caption-point-y="-0.287in">
              <dc:creator>bb</dc:creator>
              <dc:date>2008-06-20T00:00:00</dc:date>
              <text:p text:style-name="P1"><text:span text:style-name="T1">ar_conn_name_port_ps_invalid.pl</text:span></text:p>
            </office:annotation>
          </table:table-cell>
          <table:table-cell table:style-name="ce6">
            <office:annotation draw:style-name="gr1" draw:text-style-name="P2" svg:width="1.1378in" svg:height="0.6969in" svg:x="8.0039in" svg:y="0.287in" draw:caption-point-x="-8.0039in" draw:caption-point-y="-0.287in">
              <dc:creator>bb</dc:creator>
              <dc:date>2008-06-20T00:00:00</dc:date>
              <text:p text:style-name="P1"><text:span text:style-name="T1">ar_conn_name_port_ps_invalid.pl</text:span></text:p>
            </office:annotation>
          </table:table-cell>
          <table:table-cell table:style-name="ce6">
            <office:annotation draw:style-name="gr1" draw:text-style-name="P2" svg:width="1.1378in" svg:height="0.6969in" svg:x="8.6256in" svg:y="0.287in" draw:caption-point-x="-8.6256in" draw:caption-point-y="-0.287in">
              <dc:creator>bb</dc:creator>
              <dc:date>2008-06-20T00:00:00</dc:date>
              <text:p text:style-name="P1"><text:span text:style-name="T1">ar_conn_name_port_ps_invalid.pl</text:span></text:p>
            </office:annotation>
          </table:table-cell>
          <table:table-cell table:style-name="ce6">
            <office:annotation draw:style-name="gr1" draw:text-style-name="P2" svg:width="1.1378in" svg:height="0.6969in" svg:x="9.365in" svg:y="0.287in" draw:caption-point-x="-9.365in" draw:caption-point-y="-0.287in">
              <dc:creator>bb</dc:creator>
              <dc:date>2008-06-20T00:00:00</dc:date>
              <text:p text:style-name="P1"><text:span text:style-name="T1">ar_conn_name_port_ps_invalid.pl</text:span></text:p>
            </office:annotation>
          </table:table-cell>
          <table:table-cell table:style-name="ce6">
            <office:annotation draw:style-name="gr1" draw:text-style-name="P2" svg:width="1.1378in" svg:height="0.6969in" svg:x="9.9972in" svg:y="0.287in" draw:caption-point-x="-9.9972in" draw:caption-point-y="-0.287in">
              <dc:creator>bb</dc:creator>
              <dc:date>2008-06-20T00:00:00</dc:date>
              <text:p text:style-name="P1"><text:span text:style-name="T1">ar_conn_name_port_ps_invalid.pl</text:span></text:p>
            </office:annotation>
          </table:table-cell>
        </table:table-row>
        <table:table-row table:style-name="ro1">
          <table:table-cell/>
          <table:table-cell office:value-type="string">
            <text:p>Sig</text:p>
          </table:table-cell>
          <table:table-cell table:style-name="ce5">
            <office:annotation draw:style-name="gr1" draw:text-style-name="P2" svg:width="1.1378in" svg:height="0.4909in" svg:x="2.6146in" svg:y="0.5063in" draw:caption-point-x="-2.6146in" draw:caption-point-y="-0.5063in">
              <dc:creator>bb</dc:creator>
              <dc:date>2008-06-16T00:00:00</dc:date>
              <text:p text:style-name="P1"><text:span text:style-name="T1">ar_conn_name_sss_valid.pl</text:span></text:p>
            </office:annotation>
          </table:table-cell>
          <table:table-cell table:style-name="ce5">
            <office:annotation draw:style-name="gr1" draw:text-style-name="P2" svg:width="1.1378in" svg:height="0.4909in" svg:x="3.3114in" svg:y="0.5063in" draw:caption-point-x="-3.3114in" draw:caption-point-y="-0.5063in">
              <dc:creator>bb</dc:creator>
              <dc:date>2008-06-16T00:00:00</dc:date>
              <text:p text:style-name="P1"><text:span text:style-name="T1">ar_conn_name_sss_valid.pl</text:span></text:p>
            </office:annotation>
          </table:table-cell>
          <table:table-cell table:style-name="ce6">
            <office:annotation draw:style-name="gr2" draw:text-style-name="P2" svg:width="1.1378in" svg:height="0.4909in" svg:x="3.9008in" svg:y="0.5063in" draw:caption-point-x="-3.9008in" draw:caption-point-y="-0.5063in">
              <dc:creator>bb</dc:creator>
              <dc:date>2008-06-19T00:00:00</dc:date>
              <text:p text:style-name="P1"><text:span text:style-name="T1">ar_conn_name_sig_invalid1.pl</text:span></text:p>
            </office:annotation>
          </table:table-cell>
          <table:table-cell table:style-name="ce6">
            <office:annotation draw:style-name="gr2" draw:text-style-name="P2" svg:width="1.1378in" svg:height="0.4909in" svg:x="4.576in" svg:y="0.5063in" draw:caption-point-x="-4.576in" draw:caption-point-y="-0.5063in">
              <dc:creator>bb</dc:creator>
              <dc:date>2008-06-19T00:00:00</dc:date>
              <text:p text:style-name="P1"><text:span text:style-name="T1">ar_conn_name_sig_invalid1.pl</text:span></text:p>
            </office:annotation>
          </table:table-cell>
          <table:table-cell table:style-name="ce5">
            <office:annotation draw:style-name="gr1" draw:text-style-name="P2" svg:width="1.1378in" svg:height="0.4909in" svg:x="5.3689in" svg:y="0.5063in" draw:caption-point-x="-5.3689in" draw:caption-point-y="-0.5063in">
              <dc:creator>bb</dc:creator>
              <dc:date>2008-06-16T00:00:00</dc:date>
              <text:p text:style-name="P1"><text:span text:style-name="T1">ar_conn_name_sss_valid.pl</text:span></text:p>
            </office:annotation>
          </table:table-cell>
          <table:table-cell table:style-name="ce5">
            <office:annotation draw:style-name="gr1" draw:text-style-name="P2" svg:width="1.1382in" svg:height="0.4909in" svg:x="6.4945in" svg:y="0.3657in" draw:caption-point-x="-6.4945in" draw:caption-point-y="-0.3657in">
              <dc:date>2009-03-14T00:00:00</dc:date>
              <text:p text:style-name="P1"><text:span text:style-name="T1">ar_conn_name_sss_valid.pl</text:span></text:p>
            </office:annotation>
          </table:table-cell>
          <table:table-cell table:style-name="ce6">
            <office:annotation draw:style-name="gr2" draw:text-style-name="P2" svg:width="1.1378in" svg:height="0.4909in" svg:x="6.0331in" svg:y="0.5063in" draw:caption-point-x="-6.0331in" draw:caption-point-y="-0.5063in">
              <dc:creator>bb</dc:creator>
              <dc:date>2008-06-19T00:00:00</dc:date>
              <text:p text:style-name="P1"><text:span text:style-name="T1">ar_conn_name_sig_invalid1.pl</text:span></text:p>
            </office:annotation>
          </table:table-cell>
          <table:table-cell table:style-name="ce6"/>
          <table:table-cell table:style-name="ce5">
            <office:annotation draw:style-name="gr3" draw:text-style-name="P2" svg:width="1.1378in" svg:height="0.4882in" svg:x="6.7083in" svg:y="0.5063in" draw:caption-point-x="-6.7083in" draw:caption-point-y="-0.5063in">
              <dc:date>2009-03-16T00:00:00</dc:date>
              <text:p text:style-name="P1"><text:span text:style-name="T1">ar_conn_name_concat_valid1.pl</text:span></text:p>
            </office:annotation>
          </table:table-cell>
          <table:table-cell table:style-name="ce5">
            <office:annotation draw:style-name="gr1" draw:text-style-name="P2" svg:width="1.1378in" svg:height="0.4909in" svg:x="7.3941in" svg:y="0.5063in" draw:caption-point-x="-7.3941in" draw:caption-point-y="-0.5063in">
              <dc:creator>bb</dc:creator>
              <dc:date>2008-07-03T00:00:00</dc:date>
              <text:p text:style-name="P1"><text:span text:style-name="T1">ar_conn_name_repl_valid1.pl</text:span></text:p>
            </office:annotation>
          </table:table-cell>
          <table:table-cell table:style-name="ce5">
            <office:annotation draw:style-name="gr1" draw:text-style-name="P2" svg:width="1.1378in" svg:height="0.4909in" svg:x="8.0906in" svg:y="0.5063in" draw:caption-point-x="-8.0906in" draw:caption-point-y="-0.5063in">
              <dc:creator>bb</dc:creator>
              <dc:date>2008-07-05T00:00:00</dc:date>
              <text:p text:style-name="P1"><text:span text:style-name="T1">ar_conn_name_op_valid2.pl</text:span></text:p>
            </office:annotation>
          </table:table-cell>
          <table:table-cell table:style-name="ce6">
            <office:annotation draw:style-name="gr1" draw:text-style-name="P2" svg:width="1.1378in" svg:height="0.4909in" svg:x="6.6543in" svg:y="0.5063in" draw:caption-point-x="-6.6543in" draw:caption-point-y="-0.5063in">
              <dc:creator>bb</dc:creator>
              <dc:date>2008-06-20T00:00:00</dc:date>
              <text:p text:style-name="P1"><text:span text:style-name="T1">ar_conn_name_sig_ss_invalid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4909in" svg:x="7.3398in" svg:y="0.5063in" draw:caption-point-x="-7.3398in" draw:caption-point-y="-0.5063in">
              <dc:creator>bb</dc:creator>
              <dc:date>2008-06-20T00:00:00</dc:date>
              <text:p text:style-name="P1"><text:span text:style-name="T1">ar_conn_name_sig_ss_invalid.pl</text:span></text:p>
            </office:annotation>
          </table:table-cell>
          <table:table-cell table:style-name="ce6">
            <office:annotation draw:style-name="gr1" draw:text-style-name="P2" svg:width="1.1378in" svg:height="0.4909in" svg:x="8.0039in" svg:y="0.5063in" draw:caption-point-x="-8.0039in" draw:caption-point-y="-0.5063in">
              <dc:creator>bb</dc:creator>
              <dc:date>2008-06-20T00:00:00</dc:date>
              <text:p text:style-name="P1"><text:span text:style-name="T1">ar_conn_name_sig_ss_invalid.pl</text:span></text:p>
            </office:annotation>
          </table:table-cell>
          <table:table-cell table:style-name="ce6">
            <office:annotation draw:style-name="gr1" draw:text-style-name="P2" svg:width="1.1378in" svg:height="0.4909in" svg:x="8.6256in" svg:y="0.5063in" draw:caption-point-x="-8.6256in" draw:caption-point-y="-0.5063in">
              <dc:creator>bb</dc:creator>
              <dc:date>2008-06-20T00:00:00</dc:date>
              <text:p text:style-name="P1"><text:span text:style-name="T1">ar_conn_name_sig_ss_invalid.pl</text:span></text:p>
            </office:annotation>
          </table:table-cell>
          <table:table-cell table:style-name="ce6">
            <office:annotation draw:style-name="gr1" draw:text-style-name="P2" svg:width="1.1378in" svg:height="0.4909in" svg:x="9.365in" svg:y="0.5063in" draw:caption-point-x="-9.365in" draw:caption-point-y="-0.5063in">
              <dc:creator>bb</dc:creator>
              <dc:date>2008-06-20T00:00:00</dc:date>
              <text:p text:style-name="P1"><text:span text:style-name="T1">ar_conn_name_sig_ss_invalid.pl</text:span></text:p>
            </office:annotation>
          </table:table-cell>
          <table:table-cell table:style-name="ce6">
            <office:annotation draw:style-name="gr1" draw:text-style-name="P2" svg:width="1.1378in" svg:height="0.4909in" svg:x="9.9972in" svg:y="0.5063in" draw:caption-point-x="-9.9972in" draw:caption-point-y="-0.5063in">
              <dc:creator>bb</dc:creator>
              <dc:date>2008-06-20T00:00:00</dc:date>
              <text:p text:style-name="P1"><text:span text:style-name="T1">ar_conn_name_sig_ss_invalid.pl</text:span></text:p>
            </office:annotation>
          </table:table-cell>
        </table:table-row>
        <table:table-row table:style-name="ro1">
          <table:table-cell/>
          <table:table-cell office:value-type="string">
            <text:p>sig.ps</text:p>
          </table:table-cell>
          <table:table-cell table:style-name="ce5">
            <office:annotation draw:style-name="gr1" draw:text-style-name="P2" svg:width="1.1378in" svg:height="0.4909in" svg:x="2.6146in" svg:y="0.7256in" draw:caption-point-x="-2.6146in" draw:caption-point-y="-0.7256in">
              <dc:creator>bb</dc:creator>
              <dc:date>2008-06-16T00:00:00</dc:date>
              <text:p text:style-name="P1"><text:span text:style-name="T1">ar_conn_name_sss_valid.pl</text:span></text:p>
            </office:annotation>
          </table:table-cell>
          <table:table-cell table:style-name="ce5">
            <office:annotation draw:style-name="gr1" draw:text-style-name="P2" svg:width="1.1378in" svg:height="0.4909in" svg:x="3.3114in" svg:y="0.7256in" draw:caption-point-x="-3.3114in" draw:caption-point-y="-0.7256in">
              <dc:creator>bb</dc:creator>
              <dc:date>2008-06-16T00:00:00</dc:date>
              <text:p text:style-name="P1"><text:span text:style-name="T1">ar_conn_name_sss_valid.pl</text:span></text:p>
            </office:annotation>
          </table:table-cell>
          <table:table-cell table:style-name="ce6">
            <office:annotation draw:style-name="gr2" draw:text-style-name="P2" svg:width="1.1378in" svg:height="0.4909in" svg:x="3.9008in" svg:y="0.7256in" draw:caption-point-x="-3.9008in" draw:caption-point-y="-0.7256in">
              <dc:creator>bb</dc:creator>
              <dc:date>2008-06-19T00:00:00</dc:date>
              <text:p text:style-name="P1"><text:span text:style-name="T1">ar_conn_name_sig_invalid1.pl</text:span></text:p>
            </office:annotation>
          </table:table-cell>
          <table:table-cell table:style-name="ce6">
            <office:annotation draw:style-name="gr2" draw:text-style-name="P2" svg:width="1.1378in" svg:height="0.4909in" svg:x="4.576in" svg:y="0.7256in" draw:caption-point-x="-4.576in" draw:caption-point-y="-0.7256in">
              <dc:creator>bb</dc:creator>
              <dc:date>2008-06-19T00:00:00</dc:date>
              <text:p text:style-name="P1"><text:span text:style-name="T1">ar_conn_name_sig_invalid1.pl</text:span></text:p>
            </office:annotation>
          </table:table-cell>
          <table:table-cell table:style-name="ce5">
            <office:annotation draw:style-name="gr1" draw:text-style-name="P2" svg:width="1.1378in" svg:height="0.4909in" svg:x="5.3689in" svg:y="0.7256in" draw:caption-point-x="-5.3689in" draw:caption-point-y="-0.7256in">
              <dc:creator>bb</dc:creator>
              <dc:date>2008-06-16T00:00:00</dc:date>
              <text:p text:style-name="P1"><text:span text:style-name="T1">ar_conn_name_sss_valid.pl</text:span></text:p>
            </office:annotation>
          </table:table-cell>
          <table:table-cell table:style-name="ce5">
            <office:annotation draw:style-name="gr1" draw:text-style-name="P2" svg:width="1.1398in" svg:height="0.4909in" svg:x="6.3874in" svg:y="0.4142in" draw:caption-point-x="-6.3874in" draw:caption-point-y="-0.4142in">
              <dc:date>2009-03-19T00:00:00</dc:date>
              <text:p text:style-name="P1"><text:span text:style-name="T1">ar_conn_name_hid_ps_valid.pl</text:span></text:p>
            </office:annotation>
          </table:table-cell>
          <table:table-cell table:style-name="ce6">
            <office:annotation draw:style-name="gr2" draw:text-style-name="P2" svg:width="1.1378in" svg:height="0.4909in" svg:x="6.0331in" svg:y="0.7256in" draw:caption-point-x="-6.0331in" draw:caption-point-y="-0.7256in">
              <dc:creator>bb</dc:creator>
              <dc:date>2008-06-19T00:00:00</dc:date>
              <text:p text:style-name="P1"><text:span text:style-name="T1">ar_conn_name_sig_invalid1.pl</text:span></text:p>
            </office:annotation>
          </table:table-cell>
          <table:table-cell table:style-name="ce6"/>
          <table:table-cell table:style-name="ce5">
            <office:annotation draw:style-name="gr3" draw:text-style-name="P2" svg:width="1.1378in" svg:height="0.4882in" svg:x="6.7083in" svg:y="0.7256in" draw:caption-point-x="-6.7083in" draw:caption-point-y="-0.7256in">
              <dc:date>2009-03-16T00:00:00</dc:date>
              <text:p text:style-name="P1"><text:span text:style-name="T1">ar_conn_name_concat_valid1.pl</text:span></text:p>
            </office:annotation>
          </table:table-cell>
          <table:table-cell table:style-name="ce5">
            <office:annotation draw:style-name="gr1" draw:text-style-name="P2" svg:width="1.1378in" svg:height="0.4909in" svg:x="7.3941in" svg:y="0.7256in" draw:caption-point-x="-7.3941in" draw:caption-point-y="-0.7256in">
              <dc:creator>bb</dc:creator>
              <dc:date>2008-07-03T00:00:00</dc:date>
              <text:p text:style-name="P1"><text:span text:style-name="T1">ar_conn_name_repl_valid1.pl</text:span></text:p>
            </office:annotation>
          </table:table-cell>
          <table:table-cell table:style-name="ce5">
            <office:annotation draw:style-name="gr1" draw:text-style-name="P2" svg:width="1.1378in" svg:height="0.4909in" svg:x="8.0583in" svg:y="0.7256in" draw:caption-point-x="-8.0583in" draw:caption-point-y="-0.7256in">
              <dc:creator>bb</dc:creator>
              <dc:date>2008-07-05T00:00:00</dc:date>
              <text:p text:style-name="P1"><text:span text:style-name="T1">ar_conn_name_op_valid1.pl</text:span></text:p>
            </office:annotation>
          </table:table-cell>
          <table:table-cell table:style-name="ce6">
            <office:annotation draw:style-name="gr1" draw:text-style-name="P2" svg:width="1.1378in" svg:height="0.4909in" svg:x="6.6543in" svg:y="0.7256in" draw:caption-point-x="-6.6543in" draw:caption-point-y="-0.7256in">
              <dc:creator>bb</dc:creator>
              <dc:date>2008-06-20T00:00:00</dc:date>
              <text:p text:style-name="P1"><text:span text:style-name="T1">ar_conn_name_sig_ss_invalid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4909in" svg:x="7.3398in" svg:y="0.7256in" draw:caption-point-x="-7.3398in" draw:caption-point-y="-0.7256in">
              <dc:creator>bb</dc:creator>
              <dc:date>2008-06-20T00:00:00</dc:date>
              <text:p text:style-name="P1"><text:span text:style-name="T1">ar_conn_name_sig_ss_invalid.pl</text:span></text:p>
            </office:annotation>
          </table:table-cell>
          <table:table-cell table:style-name="ce6">
            <office:annotation draw:style-name="gr1" draw:text-style-name="P2" svg:width="1.1378in" svg:height="0.4909in" svg:x="8.0039in" svg:y="0.7256in" draw:caption-point-x="-8.0039in" draw:caption-point-y="-0.7256in">
              <dc:creator>bb</dc:creator>
              <dc:date>2008-06-20T00:00:00</dc:date>
              <text:p text:style-name="P1"><text:span text:style-name="T1">ar_conn_name_sig_ss_invalid.pl</text:span></text:p>
            </office:annotation>
          </table:table-cell>
          <table:table-cell table:style-name="ce6">
            <office:annotation draw:style-name="gr1" draw:text-style-name="P2" svg:width="1.1378in" svg:height="0.4909in" svg:x="8.6256in" svg:y="0.7256in" draw:caption-point-x="-8.6256in" draw:caption-point-y="-0.7256in">
              <dc:creator>bb</dc:creator>
              <dc:date>2008-06-20T00:00:00</dc:date>
              <text:p text:style-name="P1"><text:span text:style-name="T1">ar_conn_name_sig_ss_invalid.pl</text:span></text:p>
            </office:annotation>
          </table:table-cell>
          <table:table-cell table:style-name="ce6">
            <office:annotation draw:style-name="gr1" draw:text-style-name="P2" svg:width="1.1378in" svg:height="0.4909in" svg:x="9.365in" svg:y="0.7256in" draw:caption-point-x="-9.365in" draw:caption-point-y="-0.7256in">
              <dc:creator>bb</dc:creator>
              <dc:date>2008-06-20T00:00:00</dc:date>
              <text:p text:style-name="P1"><text:span text:style-name="T1">ar_conn_name_sig_ss_invalid.pl</text:span></text:p>
            </office:annotation>
          </table:table-cell>
          <table:table-cell table:style-name="ce6">
            <office:annotation draw:style-name="gr1" draw:text-style-name="P2" svg:width="1.1378in" svg:height="0.4909in" svg:x="9.9972in" svg:y="0.7256in" draw:caption-point-x="-9.9972in" draw:caption-point-y="-0.7256in">
              <dc:creator>bb</dc:creator>
              <dc:date>2008-06-20T00:00:00</dc:date>
              <text:p text:style-name="P1"><text:span text:style-name="T1">ar_conn_name_sig_ss_invalid.pl</text:span></text:p>
            </office:annotation>
          </table:table-cell>
        </table:table-row>
        <table:table-row table:style-name="ro1">
          <table:table-cell/>
          <table:table-cell office:value-type="string">
            <text:p>ifc.[+]port</text:p>
          </table:table-cell>
          <table:table-cell table:style-name="ce5">
            <office:annotation draw:style-name="gr2" draw:text-style-name="P2" svg:width="1.1378in" svg:height="0.4909in" svg:x="2.6146in" svg:y="0.9449in" draw:caption-point-x="-2.6146in" draw:caption-point-y="-0.9449in">
              <dc:creator>bb</dc:creator>
              <dc:date>2008-06-16T00:00:00</dc:date>
              <text:p text:style-name="P1"><text:span text:style-name="T1">ar_conn_name_ifcp_sgs_valid.pl</text:span></text:p>
            </office:annotation>
          </table:table-cell>
          <table:table-cell table:style-name="ce5">
            <office:annotation draw:style-name="gr2" draw:text-style-name="P2" svg:width="1.1378in" svg:height="0.4909in" svg:x="3.3114in" svg:y="0.9449in" draw:caption-point-x="-3.3114in" draw:caption-point-y="-0.9449in">
              <dc:creator>bb</dc:creator>
              <dc:date>2008-06-16T00:00:00</dc:date>
              <text:p text:style-name="P1"><text:span text:style-name="T1">ar_conn_name_ifcp_sgs_valid.pl</text:span></text:p>
            </office:annotation>
          </table:table-cell>
          <table:table-cell table:style-name="ce5">
            <office:annotation draw:style-name="gr2" draw:text-style-name="P2" svg:width="1.1378in" svg:height="0.4909in" svg:x="3.9008in" svg:y="0.9449in" draw:caption-point-x="-3.9008in" draw:caption-point-y="-0.9449in">
              <dc:creator>bb</dc:creator>
              <dc:date>2008-06-16T00:00:00</dc:date>
              <text:p text:style-name="P1"><text:span text:style-name="T1">ar_conn_name_ifcp_sgs_valid.pl</text:span></text:p>
            </office:annotation>
          </table:table-cell>
          <table:table-cell table:style-name="ce5">
            <office:annotation draw:style-name="gr2" draw:text-style-name="P2" svg:width="1.1378in" svg:height="0.4909in" svg:x="4.576in" svg:y="0.9449in" draw:caption-point-x="-4.576in" draw:caption-point-y="-0.9449in">
              <dc:creator>bb</dc:creator>
              <dc:date>2008-06-16T00:00:00</dc:date>
              <text:p text:style-name="P1"><text:span text:style-name="T1">ar_conn_name_ifcp_sgs_valid.pl</text:span></text:p>
            </office:annotation>
          </table:table-cell>
          <table:table-cell table:style-name="ce5">
            <office:annotation draw:style-name="gr2" draw:text-style-name="P2" svg:width="1.1378in" svg:height="0.4909in" svg:x="5.3689in" svg:y="0.9449in" draw:caption-point-x="-5.3689in" draw:caption-point-y="-0.9449in">
              <dc:creator>bb</dc:creator>
              <dc:date>2008-06-16T00:00:00</dc:date>
              <text:p text:style-name="P1"><text:span text:style-name="T1">ar_conn_name_ifcp_sgs_valid.pl</text:span></text:p>
            </office:annotation>
          </table:table-cell>
          <table:table-cell table:style-name="ce5">
            <office:annotation draw:style-name="gr1" draw:text-style-name="P2" svg:width="1.1398in" svg:height="0.4909in" svg:x="6.3874in" svg:y="0.5815in" draw:caption-point-x="-6.3874in" draw:caption-point-y="-0.5815in">
              <dc:date>2009-03-19T00:00:00</dc:date>
              <text:p text:style-name="P1"><text:span text:style-name="T1">ar_conn_name_hid_ps_valid.pl</text:span></text:p>
            </office:annotation>
          </table:table-cell>
          <table:table-cell table:style-name="ce5">
            <office:annotation draw:style-name="gr1" draw:text-style-name="P2" svg:width="1.1378in" svg:height="0.4909in" svg:x="6.0331in" svg:y="0.9449in" draw:caption-point-x="-6.0331in" draw:caption-point-y="-0.9449in">
              <dc:creator>bb</dc:creator>
              <dc:date>2008-06-16T00:00:00</dc:date>
              <text:p text:style-name="P1"><text:span text:style-name="T1">ar_conn_name_ifcp_sgs_valid.pl</text:span></text:p>
            </office:annotation>
          </table:table-cell>
          <table:table-cell table:style-name="ce5">
            <office:annotation draw:style-name="gr2" draw:text-style-name="P2" svg:width="1.1386in" svg:height="0.4909in" svg:x="8.0268in" svg:y="0.7602in" draw:caption-point-x="-8.0268in" draw:caption-point-y="-0.7602in">
              <dc:date>2009-03-16T00:00:00</dc:date>
              <text:p text:style-name="P1"><text:span text:style-name="T1">ar_conn_name_ps_valid.pl</text:span></text:p>
            </office:annotation>
          </table:table-cell>
          <table:table-cell table:style-name="ce5">
            <office:annotation draw:style-name="gr1" draw:text-style-name="P2" svg:width="1.1378in" svg:height="0.4909in" svg:x="6.7083in" svg:y="0.9449in" draw:caption-point-x="-6.7083in" draw:caption-point-y="-0.9449in">
              <dc:creator>bb</dc:creator>
              <dc:date>2008-07-03T00:00:00</dc:date>
              <text:p text:style-name="P1"><text:span text:style-name="T1">ar_conn_name_concat_valid.pl</text:span></text:p>
            </office:annotation>
          </table:table-cell>
          <table:table-cell table:style-name="ce5">
            <office:annotation draw:style-name="gr1" draw:text-style-name="P2" svg:width="1.1378in" svg:height="0.4909in" svg:x="7.4264in" svg:y="0.9449in" draw:caption-point-x="-7.4264in" draw:caption-point-y="-0.9449in">
              <dc:creator>bb</dc:creator>
              <dc:date>2008-07-05T00:00:00</dc:date>
              <text:p text:style-name="P1"><text:span text:style-name="T1">ar_conn_name_ifcp_sgs_valid.pl</text:span></text:p>
            </office:annotation>
          </table:table-cell>
          <table:table-cell table:style-name="ce5">
            <office:annotation draw:style-name="gr1" draw:text-style-name="P2" svg:width="1.1402in" svg:height="0.4909in" svg:x="9.8909in" svg:y="0.5815in" draw:caption-point-x="-9.8909in" draw:caption-point-y="-0.5815in">
              <dc:date>2009-03-20T00:00:00</dc:date>
              <text:p text:style-name="P1"><text:span text:style-name="T1">ar_conn_name_hid_ps_valid.pl</text:span></text:p>
            </office:annotation>
          </table:table-cell>
          <table:table-cell table:style-name="ce6">
            <office:annotation draw:style-name="gr1" draw:text-style-name="P2" svg:width="1.1378in" svg:height="0.6969in" svg:x="6.6543in" svg:y="0.9449in" draw:caption-point-x="-6.6543in" draw:caption-point-y="-0.9449in">
              <dc:creator>bb</dc:creator>
              <dc:date>2008-06-20T00:00:00</dc:date>
              <text:p text:style-name="P1"><text:span text:style-name="T1">ar_conn_name_ifcp_sgs_invalid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6969in" svg:x="7.3398in" svg:y="0.9449in" draw:caption-point-x="-7.3398in" draw:caption-point-y="-0.9449in">
              <dc:creator>bb</dc:creator>
              <dc:date>2008-06-20T00:00:00</dc:date>
              <text:p text:style-name="P1"><text:span text:style-name="T1">ar_conn_name_ifcp_sgs_invalid.pl</text:span></text:p>
            </office:annotation>
          </table:table-cell>
          <table:table-cell table:style-name="ce6">
            <office:annotation draw:style-name="gr1" draw:text-style-name="P2" svg:width="1.1378in" svg:height="0.6969in" svg:x="8.0039in" svg:y="0.9449in" draw:caption-point-x="-8.0039in" draw:caption-point-y="-0.9449in">
              <dc:creator>bb</dc:creator>
              <dc:date>2008-06-20T00:00:00</dc:date>
              <text:p text:style-name="P1"><text:span text:style-name="T1">ar_conn_name_ifcp_sgs_invalid.pl</text:span></text:p>
            </office:annotation>
          </table:table-cell>
          <table:table-cell table:style-name="ce6">
            <office:annotation draw:style-name="gr1" draw:text-style-name="P2" svg:width="1.1378in" svg:height="0.6969in" svg:x="8.6256in" svg:y="0.9449in" draw:caption-point-x="-8.6256in" draw:caption-point-y="-0.9449in">
              <dc:creator>bb</dc:creator>
              <dc:date>2008-06-20T00:00:00</dc:date>
              <text:p text:style-name="P1"><text:span text:style-name="T1">ar_conn_name_ifcp_sgs_invalid.pl</text:span></text:p>
            </office:annotation>
          </table:table-cell>
          <table:table-cell table:style-name="ce6">
            <office:annotation draw:style-name="gr1" draw:text-style-name="P2" svg:width="1.1378in" svg:height="0.6969in" svg:x="9.365in" svg:y="0.9449in" draw:caption-point-x="-9.365in" draw:caption-point-y="-0.9449in">
              <dc:creator>bb</dc:creator>
              <dc:date>2008-06-23T00:00:00</dc:date>
              <text:p text:style-name="P1"><text:span text:style-name="T1">ar_conn_name_ifcp_sgs_invalid.pl</text:span></text:p>
            </office:annotation>
          </table:table-cell>
          <table:table-cell table:style-name="ce6">
            <office:annotation draw:style-name="gr1" draw:text-style-name="P2" svg:width="1.1378in" svg:height="0.6969in" svg:x="9.9972in" svg:y="0.9449in" draw:caption-point-x="-9.9972in" draw:caption-point-y="-0.9449in">
              <dc:creator>bb</dc:creator>
              <dc:date>2008-06-23T00:00:00</dc:date>
              <text:p text:style-name="P1"><text:span text:style-name="T1">ar_conn_name_ifcp_sgs_invalid.pl</text:span></text:p>
            </office:annotation>
          </table:table-cell>
        </table:table-row>
        <table:table-row table:style-name="ro1">
          <table:table-cell/>
          <table:table-cell office:value-type="string">
            <text:p>ifc[+].port.ps</text:p>
          </table:table-cell>
          <table:table-cell table:style-name="ce5">
            <office:annotation draw:style-name="gr1" draw:text-style-name="P2" svg:width="1.1394in" svg:height="0.4909in" svg:x="2.6685in" svg:y="0.7492in" draw:caption-point-x="-2.6685in" draw:caption-point-y="-0.7492in">
              <dc:date>2009-03-18T00:00:00</dc:date>
              <text:p text:style-name="P1"><text:span text:style-name="T1">ar_conn_name_hid_ps_valid</text:span></text:p>
            </office:annotation>
          </table:table-cell>
          <table:table-cell table:style-name="ce5">
            <office:annotation draw:style-name="gr1" draw:text-style-name="P2" svg:width="1.1394in" svg:height="0.4909in" svg:x="3.3654in" svg:y="0.7492in" draw:caption-point-x="-3.3654in" draw:caption-point-y="-0.7492in">
              <dc:date>2009-03-18T00:00:00</dc:date>
              <text:p text:style-name="P1"><text:span text:style-name="T1">ar_conn_name_hid_ps_valid.pl</text:span></text:p>
            </office:annotation>
          </table:table-cell>
          <table:table-cell table:style-name="ce5">
            <office:annotation draw:style-name="gr1" draw:text-style-name="P2" svg:width="1.1394in" svg:height="0.4909in" svg:x="3.9547in" svg:y="0.7492in" draw:caption-point-x="-3.9547in" draw:caption-point-y="-0.7492in">
              <dc:date>2009-03-18T00:00:00</dc:date>
              <text:p text:style-name="P1"><text:span text:style-name="T1">ar_con_name_hid_ps_valid.pl</text:span></text:p>
            </office:annotation>
          </table:table-cell>
          <table:table-cell table:style-name="ce5">
            <office:annotation draw:style-name="gr1" draw:text-style-name="P2" svg:width="1.1394in" svg:height="0.4909in" svg:x="4.6299in" svg:y="0.7492in" draw:caption-point-x="-4.6299in" draw:caption-point-y="-0.7492in">
              <dc:date>2009-03-18T00:00:00</dc:date>
              <text:p text:style-name="P1"><text:span text:style-name="T1">ar_conn_name_hid_ps_valid.pl</text:span></text:p>
            </office:annotation>
          </table:table-cell>
          <table:table-cell table:style-name="ce5">
            <office:annotation draw:style-name="gr1" draw:text-style-name="P2" svg:width="1.1398in" svg:height="0.4909in" svg:x="5.4228in" svg:y="0.7492in" draw:caption-point-x="-5.4228in" draw:caption-point-y="-0.7492in">
              <dc:date>2009-03-19T00:00:00</dc:date>
              <text:p text:style-name="P1"><text:span text:style-name="T1">ar_conn_name_hid_ps_valid.pl</text:span></text:p>
            </office:annotation>
          </table:table-cell>
          <table:table-cell table:style-name="ce5">
            <office:annotation draw:style-name="gr1" draw:text-style-name="P2" svg:width="1.1398in" svg:height="0.4909in" svg:x="6.3874in" svg:y="0.7492in" draw:caption-point-x="-6.3874in" draw:caption-point-y="-0.7492in">
              <dc:date>2009-03-19T00:00:00</dc:date>
              <text:p text:style-name="P1"><text:span text:style-name="T1">ar_conn_name_hid_ps_valid.pl</text:span></text:p>
            </office:annotation>
          </table:table-cell>
          <table:table-cell table:style-name="ce5">
            <office:annotation draw:style-name="gr1" draw:text-style-name="P2" svg:width="1.1398in" svg:height="0.4909in" svg:x="7.0839in" svg:y="0.7492in" draw:caption-point-x="-7.0839in" draw:caption-point-y="-0.7492in">
              <dc:date>2009-03-19T00:00:00</dc:date>
              <text:p text:style-name="P1"><text:span text:style-name="T1">ar_conn_name_hid_ps_valid.pl</text:span></text:p>
            </office:annotation>
          </table:table-cell>
          <table:table-cell table:style-name="ce5">
            <office:annotation draw:style-name="gr1" draw:text-style-name="P2" svg:width="1.1398in" svg:height="0.4909in" svg:x="7.9197in" svg:y="0.7492in" draw:caption-point-x="-7.9197in" draw:caption-point-y="-0.7492in">
              <dc:date>2009-03-19T00:00:00</dc:date>
              <text:p text:style-name="P1"><text:span text:style-name="T1">ar_conn_name_hid_ps_valid.pl</text:span></text:p>
            </office:annotation>
          </table:table-cell>
          <table:table-cell table:style-name="ce5">
            <office:annotation draw:style-name="gr1" draw:text-style-name="P2" svg:width="1.1402in" svg:height="0.4909in" svg:x="8.5409in" svg:y="0.7492in" draw:caption-point-x="-8.5409in" draw:caption-point-y="-0.7492in">
              <dc:date>2009-03-20T00:00:00</dc:date>
              <text:p text:style-name="P1"><text:span text:style-name="T1">ar_conn_name_hid_ps_valid.pl</text:span></text:p>
            </office:annotation>
          </table:table-cell>
          <table:table-cell table:style-name="ce5">
            <office:annotation draw:style-name="gr1" draw:text-style-name="P2" svg:width="1.1386in" svg:height="0.4909in" svg:x="8.498in" svg:y="0.7492in" draw:caption-point-x="-8.498in" draw:caption-point-y="-0.7492in">
              <dc:date>2009-03-16T00:00:00</dc:date>
              <text:p text:style-name="P1"><text:span text:style-name="T1">ar_conn_name_ifcp_sgs_valid.pl</text:span></text:p>
            </office:annotation>
          </table:table-cell>
          <table:table-cell table:style-name="ce5">
            <office:annotation draw:style-name="gr1" draw:text-style-name="P2" svg:width="1.1402in" svg:height="0.4909in" svg:x="9.8909in" svg:y="0.7492in" draw:caption-point-x="-9.8909in" draw:caption-point-y="-0.7492in">
              <dc:date>2009-03-20T00:00:00</dc:date>
              <text:p text:style-name="P1"><text:span text:style-name="T1">ar_conn_name_hid_ps_valid.pl</text:span></text:p>
            </office:annotation>
          </table:table-cell>
          <table:table-cell table:style-name="ce6" table:number-columns-repeated="7"/>
        </table:table-row>
        <table:table-row table:style-name="ro1">
          <table:table-cell/>
          <table:table-cell office:value-type="string">
            <text:p>sg.[+]sig</text:p>
          </table:table-cell>
          <table:table-cell table:style-name="ce5">
            <office:annotation draw:style-name="gr2" draw:text-style-name="P2" svg:width="1.1378in" svg:height="0.4909in" svg:x="2.6146in" svg:y="1.1642in" draw:caption-point-x="-2.6146in" draw:caption-point-y="-1.1642in">
              <dc:creator>bb</dc:creator>
              <dc:date>2008-06-16T00:00:00</dc:date>
              <text:p text:style-name="P1"><text:span text:style-name="T1">ar_conn_name_ifcp_sgs_valid.pl</text:span></text:p>
            </office:annotation>
          </table:table-cell>
          <table:table-cell table:style-name="ce5">
            <office:annotation draw:style-name="gr2" draw:text-style-name="P2" svg:width="1.1378in" svg:height="0.4909in" svg:x="3.3114in" svg:y="1.1642in" draw:caption-point-x="-3.3114in" draw:caption-point-y="-1.1642in">
              <dc:creator>bb</dc:creator>
              <dc:date>2008-06-16T00:00:00</dc:date>
              <text:p text:style-name="P1"><text:span text:style-name="T1">ar_conn_name_ifcp_sgs_valid.pl</text:span></text:p>
            </office:annotation>
          </table:table-cell>
          <table:table-cell table:style-name="ce6">
            <office:annotation draw:style-name="gr2" draw:text-style-name="P2" svg:width="1.1378in" svg:height="0.4909in" svg:x="3.9008in" svg:y="1.1642in" draw:caption-point-x="-3.9008in" draw:caption-point-y="-1.1642in">
              <dc:creator>bb</dc:creator>
              <dc:date>2008-06-19T00:00:00</dc:date>
              <text:p text:style-name="P1"><text:span text:style-name="T1">ar_conn_name_sig_invalid1.pl</text:span></text:p>
            </office:annotation>
          </table:table-cell>
          <table:table-cell table:style-name="ce6">
            <office:annotation draw:style-name="gr2" draw:text-style-name="P2" svg:width="1.1378in" svg:height="0.4909in" svg:x="4.576in" svg:y="1.1642in" draw:caption-point-x="-4.576in" draw:caption-point-y="-1.1642in">
              <dc:creator>bb</dc:creator>
              <dc:date>2008-06-19T00:00:00</dc:date>
              <text:p text:style-name="P1"><text:span text:style-name="T1">ar_conn_name_sig_invalid1.pl</text:span></text:p>
            </office:annotation>
          </table:table-cell>
          <table:table-cell table:style-name="ce5">
            <office:annotation draw:style-name="gr1" draw:text-style-name="P2" svg:width="1.1378in" svg:height="0.4909in" svg:x="5.3689in" svg:y="1.1642in" draw:caption-point-x="-5.3689in" draw:caption-point-y="-1.1642in">
              <dc:creator>bb</dc:creator>
              <dc:date>2008-06-16T00:00:00</dc:date>
              <text:p text:style-name="P1"><text:span text:style-name="T1">ar_conn_name_ifcp_sgs_valid.pl</text:span></text:p>
            </office:annotation>
          </table:table-cell>
          <table:table-cell table:style-name="ce5">
            <office:annotation draw:style-name="gr1" draw:text-style-name="P2" svg:width="1.1398in" svg:height="0.4909in" svg:x="6.3874in" svg:y="0.9165in" draw:caption-point-x="-6.3874in" draw:caption-point-y="-0.9165in">
              <dc:date>2009-03-19T00:00:00</dc:date>
              <text:p text:style-name="P1"><text:span text:style-name="T1">ar_conn_name_hid_ps_valid.pl</text:span></text:p>
            </office:annotation>
          </table:table-cell>
          <table:table-cell table:style-name="ce6">
            <office:annotation draw:style-name="gr2" draw:text-style-name="P2" svg:width="1.1378in" svg:height="0.4909in" svg:x="6.0331in" svg:y="1.1642in" draw:caption-point-x="-6.0331in" draw:caption-point-y="-1.1642in">
              <dc:creator>bb</dc:creator>
              <dc:date>2008-06-19T00:00:00</dc:date>
              <text:p text:style-name="P1"><text:span text:style-name="T1">ar_conn_name_sig_invalid1.pl</text:span></text:p>
            </office:annotation>
          </table:table-cell>
          <table:table-cell table:style-name="ce6"/>
          <table:table-cell table:style-name="ce5">
            <office:annotation draw:style-name="gr1" draw:text-style-name="P2" svg:width="1.1378in" svg:height="0.4909in" svg:x="6.7083in" svg:y="1.1642in" draw:caption-point-x="-6.7083in" draw:caption-point-y="-1.1642in">
              <dc:creator>bb</dc:creator>
              <dc:date>2008-07-03T00:00:00</dc:date>
              <text:p text:style-name="P1"><text:span text:style-name="T1">ar_conn_name_concat_valid.pl</text:span></text:p>
            </office:annotation>
          </table:table-cell>
          <table:table-cell table:style-name="ce5">
            <office:annotation draw:style-name="gr1" draw:text-style-name="P2" svg:width="1.1378in" svg:height="0.4909in" svg:x="7.3941in" svg:y="1.1642in" draw:caption-point-x="-7.3941in" draw:caption-point-y="-1.1642in">
              <dc:creator>bb</dc:creator>
              <dc:date>2008-07-03T00:00:00</dc:date>
              <text:p text:style-name="P1"><text:span text:style-name="T1">ar_conn_name_repl_valid1.pl</text:span></text:p>
            </office:annotation>
          </table:table-cell>
          <table:table-cell table:style-name="ce5">
            <office:annotation draw:style-name="gr1" draw:text-style-name="P2" svg:width="1.1378in" svg:height="0.4909in" svg:x="8.0583in" svg:y="1.1642in" draw:caption-point-x="-8.0583in" draw:caption-point-y="-1.1642in">
              <dc:creator>bb</dc:creator>
              <dc:date>2008-07-05T00:00:00</dc:date>
              <text:p text:style-name="P1"><text:span text:style-name="T1">ar_conn_name_op_valid1.pl</text:span></text:p>
            </office:annotation>
          </table:table-cell>
          <table:table-cell table:style-name="ce6">
            <office:annotation draw:style-name="gr1" draw:text-style-name="P2" svg:width="1.1378in" svg:height="0.4909in" svg:x="6.6543in" svg:y="1.1642in" draw:caption-point-x="-6.6543in" draw:caption-point-y="-1.1642in">
              <dc:creator>bb</dc:creator>
              <dc:date>2008-06-23T00:00:00</dc:date>
              <text:p text:style-name="P1"><text:span text:style-name="T1">ar_conn_name_sgs_ifc_invalid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4909in" svg:x="7.3398in" svg:y="1.1642in" draw:caption-point-x="-7.3398in" draw:caption-point-y="-1.1642in">
              <dc:creator>bb</dc:creator>
              <dc:date>2008-06-23T00:00:00</dc:date>
              <text:p text:style-name="P1"><text:span text:style-name="T1">ar_conn_name_sgs_ifc_invalid.pl</text:span></text:p>
            </office:annotation>
          </table:table-cell>
          <table:table-cell table:style-name="ce6">
            <office:annotation draw:style-name="gr1" draw:text-style-name="P2" svg:width="1.1378in" svg:height="0.4909in" svg:x="8.0039in" svg:y="1.1642in" draw:caption-point-x="-8.0039in" draw:caption-point-y="-1.1642in">
              <dc:creator>bb</dc:creator>
              <dc:date>2008-06-23T00:00:00</dc:date>
              <text:p text:style-name="P1"><text:span text:style-name="T1">ar_conn_name_sgs_ifc_invalid.pl</text:span></text:p>
            </office:annotation>
          </table:table-cell>
          <table:table-cell table:style-name="ce6">
            <office:annotation draw:style-name="gr1" draw:text-style-name="P2" svg:width="1.1378in" svg:height="0.4909in" svg:x="8.6256in" svg:y="1.1642in" draw:caption-point-x="-8.6256in" draw:caption-point-y="-1.1642in">
              <dc:creator>bb</dc:creator>
              <dc:date>2008-06-23T00:00:00</dc:date>
              <text:p text:style-name="P1"><text:span text:style-name="T1">ar_conn_name_sgs_ifc_invalid.pl</text:span></text:p>
            </office:annotation>
          </table:table-cell>
          <table:table-cell table:style-name="ce6">
            <office:annotation draw:style-name="gr1" draw:text-style-name="P2" svg:width="1.1378in" svg:height="0.4909in" svg:x="9.365in" svg:y="1.1642in" draw:caption-point-x="-9.365in" draw:caption-point-y="-1.1642in">
              <dc:creator>bb</dc:creator>
              <dc:date>2008-06-23T00:00:00</dc:date>
              <text:p text:style-name="P1"><text:span text:style-name="T1">ar_conn_name_sgs_ifc_invalid.pl</text:span></text:p>
            </office:annotation>
          </table:table-cell>
          <table:table-cell table:style-name="ce6">
            <office:annotation draw:style-name="gr1" draw:text-style-name="P2" svg:width="1.1378in" svg:height="0.4909in" svg:x="9.9972in" svg:y="1.1642in" draw:caption-point-x="-9.9972in" draw:caption-point-y="-1.1642in">
              <dc:creator>bb</dc:creator>
              <dc:date>2008-06-23T00:00:00</dc:date>
              <text:p text:style-name="P1"><text:span text:style-name="T1">ar_conn_name_sgs_ifc_invalid.pl</text:span></text:p>
            </office:annotation>
          </table:table-cell>
        </table:table-row>
        <table:table-row table:style-name="ro1">
          <table:table-cell/>
          <table:table-cell office:value-type="string">
            <text:p>sg.[+]sig.ps</text:p>
          </table:table-cell>
          <table:table-cell table:style-name="ce5">
            <office:annotation draw:style-name="gr1" draw:text-style-name="P2" svg:width="1.1382in" svg:height="0.4909in" svg:x="2.6685in" svg:y="0.9165in" draw:caption-point-x="-2.6685in" draw:caption-point-y="-0.9165in">
              <dc:date>2009-03-14T00:00:00</dc:date>
              <text:p text:style-name="P1"><text:span text:style-name="T1">ar_conn_name_sss_valid.pl</text:span></text:p>
            </office:annotation>
          </table:table-cell>
          <table:table-cell table:style-name="ce5">
            <office:annotation draw:style-name="gr1" draw:text-style-name="P2" svg:width="1.1406in" svg:height="0.4909in" svg:x="3.3654in" svg:y="1.0839in" draw:caption-point-x="-3.3654in" draw:caption-point-y="-1.0839in">
              <dc:date>2009-03-24T00:00:00</dc:date>
              <text:p text:style-name="P1"><text:span text:style-name="T1">ar_conn_name_hid_ps_valid2.pl</text:span></text:p>
            </office:annotation>
          </table:table-cell>
          <table:table-cell table:style-name="ce6" table:number-columns-repeated="2"/>
          <table:table-cell table:style-name="ce5">
            <office:annotation draw:style-name="gr1" draw:text-style-name="P2" svg:width="1.1406in" svg:height="0.4909in" svg:x="5.4228in" svg:y="1.0839in" draw:caption-point-x="-5.4228in" draw:caption-point-y="-1.0839in">
              <dc:date>2009-03-24T00:00:00</dc:date>
              <text:p text:style-name="P1"><text:span text:style-name="T1">ar_conn_name_hid_ps_valid2.pl</text:span></text:p>
            </office:annotation>
          </table:table-cell>
          <table:table-cell table:style-name="ce5">
            <office:annotation draw:style-name="gr1" draw:text-style-name="P2" svg:width="1.1398in" svg:height="0.4909in" svg:x="6.3874in" svg:y="1.0839in" draw:caption-point-x="-6.3874in" draw:caption-point-y="-1.0839in">
              <dc:date>2009-03-19T00:00:00</dc:date>
              <text:p text:style-name="P1"><text:span text:style-name="T1">ar_conn_name_hid_ps_valid.pl</text:span></text:p>
            </office:annotation>
          </table:table-cell>
          <table:table-cell table:style-name="ce6" table:number-columns-repeated="2"/>
          <table:table-cell table:style-name="ce5">
            <office:annotation draw:style-name="gr1" draw:text-style-name="P2" svg:width="1.1409in" svg:height="0.4909in" svg:x="8.5409in" svg:y="1.0839in" draw:caption-point-x="-8.5409in" draw:caption-point-y="-1.0839in">
              <dc:date>2009-03-25T00:00:00</dc:date>
              <text:p text:style-name="P1"><text:span text:style-name="T1">ar_conn_name_hid_ps_valid2.pl</text:span></text:p>
            </office:annotation>
          </table:table-cell>
          <table:table-cell table:style-name="ce5">
            <office:annotation draw:style-name="gr1" draw:text-style-name="P2" svg:width="1.1386in" svg:height="0.4909in" svg:x="9.3339in" svg:y="1.4409in" draw:caption-point-x="-9.3339in" draw:caption-point-y="-1.4409in">
              <dc:date>2009-03-16T00:00:00</dc:date>
              <text:p text:style-name="P1"><text:span text:style-name="T1">ar_conn_name_repl_valid.pl</text:span></text:p>
            </office:annotation>
          </table:table-cell>
          <table:table-cell table:style-name="ce5">
            <office:annotation draw:style-name="gr1" draw:text-style-name="P2" svg:width="1.1386in" svg:height="0.4909in" svg:x="9.1622in" svg:y="1.1433in" draw:caption-point-x="-9.1622in" draw:caption-point-y="-1.1433in">
              <dc:date>2009-03-16T00:00:00</dc:date>
              <text:p text:style-name="P1"><text:span text:style-name="T1">ar_conn_name_op_valid1.pl</text:span></text:p>
            </office:annotation>
          </table:table-cell>
          <table:table-cell table:style-name="ce6" table:number-columns-repeated="7"/>
        </table:table-row>
        <table:table-row table:style-name="ro1">
          <table:table-cell/>
          <table:table-cell office:value-type="string">
            <text:p>Ifc</text:p>
          </table:table-cell>
          <table:table-cell table:style-name="ce6">
            <office:annotation draw:style-name="gr1" draw:text-style-name="P2" svg:width="1.1378in" svg:height="0.4909in" svg:x="2.6146in" svg:y="1.3835in" draw:caption-point-x="-2.6146in" draw:caption-point-y="-1.3835in">
              <dc:creator>bb</dc:creator>
              <dc:date>2008-06-19T00:00:00</dc:date>
              <text:p text:style-name="P1"><text:span text:style-name="T1">ar_conn_name_ifc_invalid1.pl</text:span></text:p>
            </office:annotation>
          </table:table-cell>
          <table:table-cell table:style-name="ce6">
            <office:annotation draw:style-name="gr1" draw:text-style-name="P2" svg:width="1.1378in" svg:height="0.4909in" svg:x="3.3114in" svg:y="1.3835in" draw:caption-point-x="-3.3114in" draw:caption-point-y="-1.3835in">
              <dc:creator>bb</dc:creator>
              <dc:date>2008-06-19T00:00:00</dc:date>
              <text:p text:style-name="P1"><text:span text:style-name="T1">ar_conn_name_ifc_invalid1.pl</text:span></text:p>
            </office:annotation>
          </table:table-cell>
          <table:table-cell table:style-name="ce6">
            <office:annotation draw:style-name="gr1" draw:text-style-name="P2" svg:width="1.1378in" svg:height="0.4909in" svg:x="3.9008in" svg:y="1.3835in" draw:caption-point-x="-3.9008in" draw:caption-point-y="-1.3835in">
              <dc:creator>bb</dc:creator>
              <dc:date>2008-06-19T00:00:00</dc:date>
              <text:p text:style-name="P1"><text:span text:style-name="T1">ar_conn_name_ifc_invalid1.pl</text:span></text:p>
            </office:annotation>
          </table:table-cell>
          <table:table-cell table:style-name="ce6">
            <office:annotation draw:style-name="gr1" draw:text-style-name="P2" svg:width="1.1378in" svg:height="0.4909in" svg:x="4.576in" svg:y="1.3835in" draw:caption-point-x="-4.576in" draw:caption-point-y="-1.3835in">
              <dc:creator>bb</dc:creator>
              <dc:date>2008-06-19T00:00:00</dc:date>
              <text:p text:style-name="P1"><text:span text:style-name="T1">ar_conn_name_ifc_invalid1.pl</text:span></text:p>
            </office:annotation>
          </table:table-cell>
          <table:table-cell table:style-name="ce6">
            <office:annotation draw:style-name="gr1" draw:text-style-name="P2" svg:width="1.1378in" svg:height="0.4909in" svg:x="5.3689in" svg:y="1.3835in" draw:caption-point-x="-5.3689in" draw:caption-point-y="-1.3835in">
              <dc:creator>bb</dc:creator>
              <dc:date>2008-06-19T00:00:00</dc:date>
              <text:p text:style-name="P1"><text:span text:style-name="T1">ar_conn_name_ifc_invalid1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4909in" svg:x="6.0331in" svg:y="1.3835in" draw:caption-point-x="-6.0331in" draw:caption-point-y="-1.3835in">
              <dc:creator>bb</dc:creator>
              <dc:date>2008-06-19T00:00:00</dc:date>
              <text:p text:style-name="P1"><text:span text:style-name="T1">ar_conn_name_ifc_invalid1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4909in" svg:x="6.7409in" svg:y="1.3835in" draw:caption-point-x="-6.7409in" draw:caption-point-y="-1.3835in">
              <dc:creator>bb</dc:creator>
              <dc:date>2008-07-05T00:00:00</dc:date>
              <text:p text:style-name="P1"><text:span text:style-name="T1">ar_conn_name_ifc_invalid1.pl</text:span></text:p>
            </office:annotation>
          </table:table-cell>
          <table:table-cell table:style-name="ce6">
            <office:annotation draw:style-name="gr1" draw:text-style-name="P2" svg:width="1.1378in" svg:height="0.4909in" svg:x="7.4264in" svg:y="1.3835in" draw:caption-point-x="-7.4264in" draw:caption-point-y="-1.3835in">
              <dc:creator>bb</dc:creator>
              <dc:date>2008-07-05T00:00:00</dc:date>
              <text:p text:style-name="P1"><text:span text:style-name="T1">ar_conn_name_ifc_invalid1.pl</text:span></text:p>
            </office:annotation>
          </table:table-cell>
          <table:table-cell table:style-name="ce6">
            <office:annotation draw:style-name="gr1" draw:text-style-name="P2" svg:width="1.1378in" svg:height="0.4909in" svg:x="8.0906in" svg:y="1.3835in" draw:caption-point-x="-8.0906in" draw:caption-point-y="-1.3835in">
              <dc:creator>bb</dc:creator>
              <dc:date>2008-07-05T00:00:00</dc:date>
              <text:p text:style-name="P1"><text:span text:style-name="T1">ar_conn_name_ifc_invalid1.pl</text:span></text:p>
            </office:annotation>
          </table:table-cell>
          <table:table-cell table:style-name="ce5">
            <office:annotation draw:style-name="gr1" draw:text-style-name="P2" svg:width="1.1378in" svg:height="0.4909in" svg:x="6.6543in" svg:y="1.3835in" draw:caption-point-x="-6.6543in" draw:caption-point-y="-1.3835in">
              <dc:creator>bb</dc:creator>
              <dc:date>2008-06-16T00:00:00</dc:date>
              <text:p text:style-name="P1"><text:span text:style-name="T1">ar_conn_name_ifc_sg_valid.pl</text:span></text:p>
            </office:annotation>
          </table:table-cell>
          <table:table-cell table:style-name="ce5">
            <office:annotation draw:style-name="gr1" draw:text-style-name="P2" svg:width="1.1413in" svg:height="0.4909in" svg:x="11.1657in" svg:y="1.2512in" draw:caption-point-x="-11.1657in" draw:caption-point-y="-1.2512in">
              <dc:date>2009-03-26T00:00:00</dc:date>
              <text:p text:style-name="P2">ar_conn_name_ifc_ifc_valid.pl</text:p>
            </office:annotation>
          </table:table-cell>
          <table:table-cell table:style-name="ce5">
            <office:annotation draw:style-name="gr1" draw:text-style-name="P2" svg:width="1.1378in" svg:height="0.4909in" svg:x="7.3398in" svg:y="1.3835in" draw:caption-point-x="-7.3398in" draw:caption-point-y="-1.3835in">
              <dc:creator>bb</dc:creator>
              <dc:date>2008-06-16T00:00:00</dc:date>
              <text:p text:style-name="P1"><text:span text:style-name="T1">ar_conn_name_ifc_sg_valid.pl</text:span></text:p>
            </office:annotation>
          </table:table-cell>
          <table:table-cell table:style-name="ce5">
            <office:annotation draw:style-name="gr1" draw:text-style-name="P2" svg:width="1.1378in" svg:height="0.4909in" svg:x="8.0039in" svg:y="1.3835in" draw:caption-point-x="-8.0039in" draw:caption-point-y="-1.3835in">
              <dc:creator>bb</dc:creator>
              <dc:date>2008-06-16T00:00:00</dc:date>
              <text:p text:style-name="P1"><text:span text:style-name="T1">ar_conn_name_ifc_sg_valid.pl</text:span></text:p>
            </office:annotation>
          </table:table-cell>
          <table:table-cell table:style-name="ce6">
            <office:annotation draw:style-name="gr1" draw:text-style-name="P2" svg:width="1.1378in" svg:height="0.4909in" svg:x="8.6256in" svg:y="1.3835in" draw:caption-point-x="-8.6256in" draw:caption-point-y="-1.3835in">
              <dc:creator>bb</dc:creator>
              <dc:date>2008-06-23T00:00:00</dc:date>
              <text:p text:style-name="P1"><text:span text:style-name="T1">ar_conn_name_sgs_ifc_invalid.pl</text:span></text:p>
            </office:annotation>
          </table:table-cell>
          <table:table-cell table:style-name="ce6">
            <office:annotation draw:style-name="gr1" draw:text-style-name="P2" svg:width="1.1378in" svg:height="0.4909in" svg:x="9.365in" svg:y="1.3835in" draw:caption-point-x="-9.365in" draw:caption-point-y="-1.3835in">
              <dc:creator>bb</dc:creator>
              <dc:date>2008-06-23T00:00:00</dc:date>
              <text:p text:style-name="P1"><text:span text:style-name="T1">ar_conn_name_sgs_ifc_invalid.pl</text:span></text:p>
            </office:annotation>
          </table:table-cell>
          <table:table-cell table:style-name="ce6">
            <office:annotation draw:style-name="gr1" draw:text-style-name="P2" svg:width="1.1378in" svg:height="0.4909in" svg:x="9.9972in" svg:y="1.3835in" draw:caption-point-x="-9.9972in" draw:caption-point-y="-1.3835in">
              <dc:creator>bb</dc:creator>
              <dc:date>2008-06-23T00:00:00</dc:date>
              <text:p text:style-name="P1"><text:span text:style-name="T1">ar_conn_name_sgs_ifc_invalid.pl</text:span></text:p>
            </office:annotation>
          </table:table-cell>
        </table:table-row>
        <table:table-row table:style-name="ro1">
          <table:table-cell/>
          <table:table-cell office:value-type="string">
            <text:p>ifc.[+]ifc</text:p>
          </table:table-cell>
          <table:table-cell table:style-name="ce6">
            <office:annotation draw:style-name="gr1" draw:text-style-name="P2" svg:width="1.1378in" svg:height="0.4909in" svg:x="2.6146in" svg:y="1.6028in" draw:caption-point-x="-2.6146in" draw:caption-point-y="-1.6028in">
              <dc:creator>bb</dc:creator>
              <dc:date>2008-06-19T00:00:00</dc:date>
              <text:p text:style-name="P1"><text:span text:style-name="T1">ar_conn_name_ifc_invalid1.pl</text:span></text:p>
            </office:annotation>
          </table:table-cell>
          <table:table-cell table:style-name="ce6">
            <office:annotation draw:style-name="gr1" draw:text-style-name="P2" svg:width="1.1378in" svg:height="0.4909in" svg:x="3.3114in" svg:y="1.6028in" draw:caption-point-x="-3.3114in" draw:caption-point-y="-1.6028in">
              <dc:creator>bb</dc:creator>
              <dc:date>2008-06-19T00:00:00</dc:date>
              <text:p text:style-name="P1"><text:span text:style-name="T1">ar_conn_name_ifc_invalid1.pl</text:span></text:p>
            </office:annotation>
          </table:table-cell>
          <table:table-cell table:style-name="ce6">
            <office:annotation draw:style-name="gr1" draw:text-style-name="P2" svg:width="1.1378in" svg:height="0.4909in" svg:x="3.9008in" svg:y="1.6028in" draw:caption-point-x="-3.9008in" draw:caption-point-y="-1.6028in">
              <dc:creator>bb</dc:creator>
              <dc:date>2008-06-19T00:00:00</dc:date>
              <text:p text:style-name="P1"><text:span text:style-name="T1">ar_conn_name_ifc_invalid1.pl</text:span></text:p>
            </office:annotation>
          </table:table-cell>
          <table:table-cell table:style-name="ce6">
            <office:annotation draw:style-name="gr1" draw:text-style-name="P2" svg:width="1.1378in" svg:height="0.4909in" svg:x="4.576in" svg:y="1.6028in" draw:caption-point-x="-4.576in" draw:caption-point-y="-1.6028in">
              <dc:creator>bb</dc:creator>
              <dc:date>2008-06-19T00:00:00</dc:date>
              <text:p text:style-name="P1"><text:span text:style-name="T1">ar_conn_name_ifc_invalid1.pl</text:span></text:p>
            </office:annotation>
          </table:table-cell>
          <table:table-cell table:style-name="ce6">
            <office:annotation draw:style-name="gr1" draw:text-style-name="P2" svg:width="1.1378in" svg:height="0.4909in" svg:x="5.3689in" svg:y="1.6028in" draw:caption-point-x="-5.3689in" draw:caption-point-y="-1.6028in">
              <dc:creator>bb</dc:creator>
              <dc:date>2008-06-19T00:00:00</dc:date>
              <text:p text:style-name="P1"><text:span text:style-name="T1">ar_conn_name_ifc_invalid1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4909in" svg:x="6.0331in" svg:y="1.6028in" draw:caption-point-x="-6.0331in" draw:caption-point-y="-1.6028in">
              <dc:creator>bb</dc:creator>
              <dc:date>2008-06-19T00:00:00</dc:date>
              <text:p text:style-name="P1"><text:span text:style-name="T1">ar_conn_name_ifc_invalid1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4909in" svg:x="6.7409in" svg:y="1.6028in" draw:caption-point-x="-6.7409in" draw:caption-point-y="-1.6028in">
              <dc:creator>bb</dc:creator>
              <dc:date>2008-07-05T00:00:00</dc:date>
              <text:p text:style-name="P1"><text:span text:style-name="T1">ar_conn_name_ifc_invalid1.pl</text:span></text:p>
            </office:annotation>
          </table:table-cell>
          <table:table-cell table:style-name="ce6">
            <office:annotation draw:style-name="gr1" draw:text-style-name="P2" svg:width="1.1378in" svg:height="0.4909in" svg:x="7.4264in" svg:y="1.6028in" draw:caption-point-x="-7.4264in" draw:caption-point-y="-1.6028in">
              <dc:creator>bb</dc:creator>
              <dc:date>2008-07-05T00:00:00</dc:date>
              <text:p text:style-name="P1"><text:span text:style-name="T1">ar_conn_name_ifc_invalid1.pl</text:span></text:p>
            </office:annotation>
          </table:table-cell>
          <table:table-cell table:style-name="ce6">
            <office:annotation draw:style-name="gr1" draw:text-style-name="P2" svg:width="1.1378in" svg:height="0.4909in" svg:x="8.0906in" svg:y="1.6028in" draw:caption-point-x="-8.0906in" draw:caption-point-y="-1.6028in">
              <dc:creator>bb</dc:creator>
              <dc:date>2008-07-05T00:00:00</dc:date>
              <text:p text:style-name="P1"><text:span text:style-name="T1">ar_conn_name_ifc_invalid1.pl</text:span></text:p>
            </office:annotation>
          </table:table-cell>
          <table:table-cell table:style-name="ce5">
            <office:annotation draw:style-name="gr1" draw:text-style-name="P2" svg:width="1.1378in" svg:height="0.4909in" svg:x="6.6543in" svg:y="1.6028in" draw:caption-point-x="-6.6543in" draw:caption-point-y="-1.6028in">
              <dc:creator>bb</dc:creator>
              <dc:date>2008-06-16T00:00:00</dc:date>
              <text:p text:style-name="P1"><text:span text:style-name="T1">ar_conn_name_ifc_sg_valid.pl</text:span></text:p>
            </office:annotation>
          </table:table-cell>
          <table:table-cell table:style-name="ce5">
            <office:annotation draw:style-name="gr1" draw:text-style-name="P2" svg:width="1.1413in" svg:height="0.4909in" svg:x="11.1657in" svg:y="1.4189in" draw:caption-point-x="-11.1657in" draw:caption-point-y="-1.4189in">
              <dc:date>2009-03-26T00:00:00</dc:date>
              <text:p text:style-name="P2">ar_conn_name_ifc_ifc_valid.pl</text:p>
            </office:annotation>
          </table:table-cell>
          <table:table-cell table:style-name="ce5">
            <office:annotation draw:style-name="gr1" draw:text-style-name="P2" svg:width="1.1378in" svg:height="0.4909in" svg:x="7.3398in" svg:y="1.6028in" draw:caption-point-x="-7.3398in" draw:caption-point-y="-1.6028in">
              <dc:creator>bb</dc:creator>
              <dc:date>2008-06-16T00:00:00</dc:date>
              <text:p text:style-name="P1"><text:span text:style-name="T1">ar_conn_name_ifc_sg_valid.pl</text:span></text:p>
            </office:annotation>
          </table:table-cell>
          <table:table-cell table:style-name="ce5">
            <office:annotation draw:style-name="gr1" draw:text-style-name="P2" svg:width="1.1378in" svg:height="0.4909in" svg:x="8.0039in" svg:y="1.6028in" draw:caption-point-x="-8.0039in" draw:caption-point-y="-1.6028in">
              <dc:creator>bb</dc:creator>
              <dc:date>2008-06-16T00:00:00</dc:date>
              <text:p text:style-name="P1"><text:span text:style-name="T1">ar_conn_name_ifc_sg_valid.pl</text:span></text:p>
            </office:annotation>
          </table:table-cell>
          <table:table-cell table:style-name="ce6">
            <office:annotation draw:style-name="gr1" draw:text-style-name="P2" svg:width="1.1378in" svg:height="0.4909in" svg:x="8.6256in" svg:y="1.6028in" draw:caption-point-x="-8.6256in" draw:caption-point-y="-1.6028in">
              <dc:creator>bb</dc:creator>
              <dc:date>2008-06-23T00:00:00</dc:date>
              <text:p text:style-name="P1"><text:span text:style-name="T1">ar_conn_name_sgs_ifc_invalid.pl</text:span></text:p>
            </office:annotation>
          </table:table-cell>
          <table:table-cell table:style-name="ce6">
            <office:annotation draw:style-name="gr1" draw:text-style-name="P2" svg:width="1.1378in" svg:height="0.4909in" svg:x="9.365in" svg:y="1.6028in" draw:caption-point-x="-9.365in" draw:caption-point-y="-1.6028in">
              <dc:creator>bb</dc:creator>
              <dc:date>2008-06-23T00:00:00</dc:date>
              <text:p text:style-name="P1"><text:span text:style-name="T1">ar_conn_name_sgs_ifc_invalid.pl</text:span></text:p>
            </office:annotation>
          </table:table-cell>
          <table:table-cell table:style-name="ce6">
            <office:annotation draw:style-name="gr1" draw:text-style-name="P2" svg:width="1.1378in" svg:height="0.4909in" svg:x="9.9972in" svg:y="1.6028in" draw:caption-point-x="-9.9972in" draw:caption-point-y="-1.6028in">
              <dc:creator>bb</dc:creator>
              <dc:date>2008-06-23T00:00:00</dc:date>
              <text:p text:style-name="P1"><text:span text:style-name="T1">ar_conn_name_sgs_ifc_invalid.pl</text:span></text:p>
            </office:annotation>
          </table:table-cell>
        </table:table-row>
        <table:table-row table:style-name="ro1">
          <table:table-cell/>
          <table:table-cell office:value-type="string">
            <text:p>Sg</text:p>
          </table:table-cell>
          <table:table-cell table:style-name="ce6" table:number-columns-repeated="11"/>
          <table:table-cell table:style-name="ce5">
            <office:annotation draw:style-name="gr1" draw:text-style-name="P2" svg:width="1.1386in" svg:height="0.4909in" svg:x="10.6193in" svg:y="2.1217in" draw:caption-point-x="-10.6193in" draw:caption-point-y="-2.1217in">
              <dc:date>2009-03-16T00:00:00</dc:date>
              <text:p text:style-name="P1"><text:span text:style-name="T1">ar_conn_name_ifc_sg_valid.pl</text:span></text:p>
            </office:annotation>
          </table:table-cell>
          <table:table-cell table:style-name="ce5">
            <office:annotation draw:style-name="gr1" draw:text-style-name="P2" svg:width="1.1413in" svg:height="0.4909in" svg:x="11.1657in" svg:y="1.5862in" draw:caption-point-x="-11.1657in" draw:caption-point-y="-1.5862in">
              <dc:date>2009-03-26T00:00:00</dc:date>
              <text:p text:style-name="P2">ar_conn_name_ifc_ifc_valid.pl</text:p>
            </office:annotation>
          </table:table-cell>
          <table:table-cell table:style-name="ce6" table:number-columns-repeated="5"/>
        </table:table-row>
        <table:table-row table:style-name="ro1">
          <table:table-cell/>
          <table:table-cell office:value-type="string">
            <text:p>Sg.[+]sg</text:p>
          </table:table-cell>
          <table:table-cell table:style-name="ce6">
            <office:annotation draw:style-name="gr1" draw:text-style-name="P2" svg:width="1.1378in" svg:height="0.4909in" svg:x="2.6146in" svg:y="1.822in" draw:caption-point-x="-2.6146in" draw:caption-point-y="-1.822in">
              <dc:creator>bb</dc:creator>
              <dc:date>2008-06-19T00:00:00</dc:date>
              <text:p text:style-name="P1"><text:span text:style-name="T1">ar_conn_name_sg_invalid.pl</text:span></text:p>
            </office:annotation>
          </table:table-cell>
          <table:table-cell table:style-name="ce6">
            <office:annotation draw:style-name="gr1" draw:text-style-name="P2" svg:width="1.1378in" svg:height="0.4909in" svg:x="3.3114in" svg:y="1.822in" draw:caption-point-x="-3.3114in" draw:caption-point-y="-1.822in">
              <dc:creator>bb</dc:creator>
              <dc:date>2008-06-19T00:00:00</dc:date>
              <text:p text:style-name="P1"><text:span text:style-name="T1">ar_conn_name_sg_invalid.pl</text:span></text:p>
            </office:annotation>
          </table:table-cell>
          <table:table-cell table:style-name="ce6">
            <office:annotation draw:style-name="gr1" draw:text-style-name="P2" svg:width="1.1378in" svg:height="0.4909in" svg:x="3.9008in" svg:y="1.822in" draw:caption-point-x="-3.9008in" draw:caption-point-y="-1.822in">
              <dc:creator>bb</dc:creator>
              <dc:date>2008-06-19T00:00:00</dc:date>
              <text:p text:style-name="P1"><text:span text:style-name="T1">ar_conn_name_sg_invalid.pl</text:span></text:p>
            </office:annotation>
          </table:table-cell>
          <table:table-cell table:style-name="ce6">
            <office:annotation draw:style-name="gr1" draw:text-style-name="P2" svg:width="1.1378in" svg:height="0.4909in" svg:x="4.576in" svg:y="1.822in" draw:caption-point-x="-4.576in" draw:caption-point-y="-1.822in">
              <dc:creator>bb</dc:creator>
              <dc:date>2008-06-19T00:00:00</dc:date>
              <text:p text:style-name="P1"><text:span text:style-name="T1">ar_conn_name_sg_invalid.pl</text:span></text:p>
            </office:annotation>
          </table:table-cell>
          <table:table-cell table:style-name="ce6">
            <office:annotation draw:style-name="gr1" draw:text-style-name="P2" svg:width="1.1378in" svg:height="0.4909in" svg:x="5.3689in" svg:y="1.822in" draw:caption-point-x="-5.3689in" draw:caption-point-y="-1.822in">
              <dc:creator>bb</dc:creator>
              <dc:date>2008-06-19T00:00:00</dc:date>
              <text:p text:style-name="P1"><text:span text:style-name="T1">ar_conn_name_sg_invalid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4909in" svg:x="6.0331in" svg:y="1.822in" draw:caption-point-x="-6.0331in" draw:caption-point-y="-1.822in">
              <dc:creator>bb</dc:creator>
              <dc:date>2008-06-19T00:00:00</dc:date>
              <text:p text:style-name="P1"><text:span text:style-name="T1">ar_conn_name_sg_invalid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4909in" svg:x="6.7409in" svg:y="1.822in" draw:caption-point-x="-6.7409in" draw:caption-point-y="-1.822in">
              <dc:creator>bb</dc:creator>
              <dc:date>2008-07-05T00:00:00</dc:date>
              <text:p text:style-name="P1"><text:span text:style-name="T1">ar_conn_name_sg_invalid.pl</text:span></text:p>
            </office:annotation>
          </table:table-cell>
          <table:table-cell table:style-name="ce6">
            <office:annotation draw:style-name="gr1" draw:text-style-name="P2" svg:width="1.1378in" svg:height="0.4909in" svg:x="7.4264in" svg:y="1.822in" draw:caption-point-x="-7.4264in" draw:caption-point-y="-1.822in">
              <dc:creator>bb</dc:creator>
              <dc:date>2008-07-05T00:00:00</dc:date>
              <text:p text:style-name="P1"><text:span text:style-name="T1">ar_conn_name_sg_invalid.pl</text:span></text:p>
            </office:annotation>
          </table:table-cell>
          <table:table-cell table:style-name="ce6">
            <office:annotation draw:style-name="gr1" draw:text-style-name="P2" svg:width="1.1378in" svg:height="0.4909in" svg:x="8.0906in" svg:y="1.822in" draw:caption-point-x="-8.0906in" draw:caption-point-y="-1.822in">
              <dc:creator>bb</dc:creator>
              <dc:date>2008-07-05T00:00:00</dc:date>
              <text:p text:style-name="P1"><text:span text:style-name="T1">ar_conn_name_sg_invalid.pl</text:span></text:p>
            </office:annotation>
          </table:table-cell>
          <table:table-cell table:style-name="ce5">
            <office:annotation draw:style-name="gr1" draw:text-style-name="P2" svg:width="1.1378in" svg:height="0.4909in" svg:x="6.6543in" svg:y="1.822in" draw:caption-point-x="-6.6543in" draw:caption-point-y="-1.822in">
              <dc:creator>bb</dc:creator>
              <dc:date>2008-06-16T00:00:00</dc:date>
              <text:p text:style-name="P1"><text:span text:style-name="T1">ar_conn_name_ifc_sg_valid.pl</text:span></text:p>
            </office:annotation>
          </table:table-cell>
          <table:table-cell table:style-name="ce5">
            <office:annotation draw:style-name="gr1" draw:text-style-name="P2" svg:width="1.1413in" svg:height="0.4909in" svg:x="11.1657in" svg:y="1.7535in" draw:caption-point-x="-11.1657in" draw:caption-point-y="-1.7535in">
              <dc:date>2009-03-26T00:00:00</dc:date>
              <text:p text:style-name="P2">ar_conn_name_ifc_ifc_valid.pl</text:p>
            </office:annotation>
          </table:table-cell>
          <table:table-cell table:style-name="ce6">
            <office:annotation draw:style-name="gr1" draw:text-style-name="P2" svg:width="1.1378in" svg:height="0.4909in" svg:x="7.3398in" svg:y="1.822in" draw:caption-point-x="-7.3398in" draw:caption-point-y="-1.822in">
              <dc:creator>bb</dc:creator>
              <dc:date>2008-06-19T00:00:00</dc:date>
              <text:p text:style-name="P1"><text:span text:style-name="T1">ar_conn_name_sg_invalid.pl</text:span></text:p>
            </office:annotation>
          </table:table-cell>
          <table:table-cell table:style-name="ce6">
            <office:annotation draw:style-name="gr1" draw:text-style-name="P2" svg:width="1.1378in" svg:height="0.4909in" svg:x="8.0039in" svg:y="1.822in" draw:caption-point-x="-8.0039in" draw:caption-point-y="-1.822in">
              <dc:creator>bb</dc:creator>
              <dc:date>2008-06-19T00:00:00</dc:date>
              <text:p text:style-name="P1"><text:span text:style-name="T1">ar_conn_name_sg_invalid.pl</text:span></text:p>
            </office:annotation>
          </table:table-cell>
          <table:table-cell table:style-name="ce6">
            <office:annotation draw:style-name="gr1" draw:text-style-name="P2" svg:width="1.1378in" svg:height="0.4909in" svg:x="8.6256in" svg:y="1.822in" draw:caption-point-x="-8.6256in" draw:caption-point-y="-1.822in">
              <dc:creator>bb</dc:creator>
              <dc:date>2008-06-19T00:00:00</dc:date>
              <text:p text:style-name="P1"><text:span text:style-name="T1">ar_conn_name_sg_invalid.pl</text:span></text:p>
            </office:annotation>
          </table:table-cell>
          <table:table-cell table:style-name="ce6">
            <office:annotation draw:style-name="gr1" draw:text-style-name="P2" svg:width="1.1378in" svg:height="0.4909in" svg:x="9.365in" svg:y="1.822in" draw:caption-point-x="-9.365in" draw:caption-point-y="-1.822in">
              <dc:creator>bb</dc:creator>
              <dc:date>2008-06-19T00:00:00</dc:date>
              <text:p text:style-name="P1"><text:span text:style-name="T1">ar_conn_name_sg_invalid.pl</text:span></text:p>
            </office:annotation>
          </table:table-cell>
          <table:table-cell table:style-name="ce6">
            <office:annotation draw:style-name="gr1" draw:text-style-name="P2" svg:width="1.1378in" svg:height="0.4909in" svg:x="9.9972in" svg:y="1.822in" draw:caption-point-x="-9.9972in" draw:caption-point-y="-1.822in">
              <dc:creator>bb</dc:creator>
              <dc:date>2008-06-19T00:00:00</dc:date>
              <text:p text:style-name="P1"><text:span text:style-name="T1">ar_conn_name_sg_invalid.pl</text:span></text:p>
            </office:annotation>
          </table:table-cell>
        </table:table-row>
        <table:table-row table:style-name="ro1">
          <table:table-cell/>
          <table:table-cell table:style-name="ce3" office:value-type="string">
            <text:p>Concat</text:p>
          </table:table-cell>
          <table:table-cell table:style-name="ce6">
            <office:annotation draw:style-name="gr1" draw:text-style-name="P2" svg:width="1.1378in" svg:height="0.6969in" svg:x="2.6685in" svg:y="2.0413in" draw:caption-point-x="-2.6685in" draw:caption-point-y="-2.0413in">
              <dc:creator>bb</dc:creator>
              <dc:date>2008-07-03T00:00:00</dc:date>
              <text:p text:style-name="P1"><text:span text:style-name="T1">ar_conn_name_concat_invalid1.pl</text:span></text:p>
            </office:annotation>
          </table:table-cell>
          <table:table-cell table:style-name="ce6">
            <office:annotation draw:style-name="gr1" draw:text-style-name="P2" svg:width="1.1378in" svg:height="0.6969in" svg:x="3.3654in" svg:y="2.0413in" draw:caption-point-x="-3.3654in" draw:caption-point-y="-2.0413in">
              <dc:creator>bb</dc:creator>
              <dc:date>2008-07-03T00:00:00</dc:date>
              <text:p text:style-name="P1"><text:span text:style-name="T1">ar_conn_name_concat_invalid1.pl</text:span></text:p>
            </office:annotation>
          </table:table-cell>
          <table:table-cell table:style-name="ce6">
            <office:annotation draw:style-name="gr1" draw:text-style-name="P2" svg:width="1.1378in" svg:height="0.6969in" svg:x="3.9547in" svg:y="2.0413in" draw:caption-point-x="-3.9547in" draw:caption-point-y="-2.0413in">
              <dc:creator>bb</dc:creator>
              <dc:date>2008-07-03T00:00:00</dc:date>
              <text:p text:style-name="P1"><text:span text:style-name="T1">ar_conn_name_concat_invalid1.pl</text:span></text:p>
            </office:annotation>
          </table:table-cell>
          <table:table-cell table:style-name="ce6">
            <office:annotation draw:style-name="gr1" draw:text-style-name="P2" svg:width="1.1378in" svg:height="0.6969in" svg:x="4.6299in" svg:y="2.0413in" draw:caption-point-x="-4.6299in" draw:caption-point-y="-2.0413in">
              <dc:creator>bb</dc:creator>
              <dc:date>2008-07-03T00:00:00</dc:date>
              <text:p text:style-name="P1"><text:span text:style-name="T1">ar_conn_name_concat_invalid1.pl</text:span></text:p>
            </office:annotation>
          </table:table-cell>
          <table:table-cell table:style-name="ce6">
            <office:annotation draw:style-name="gr1" draw:text-style-name="P2" svg:width="1.1378in" svg:height="0.6969in" svg:x="5.4228in" svg:y="2.0413in" draw:caption-point-x="-5.4228in" draw:caption-point-y="-2.0413in">
              <dc:creator>bb</dc:creator>
              <dc:date>2008-07-03T00:00:00</dc:date>
              <text:p text:style-name="P1"><text:span text:style-name="T1">ar_conn_name_concat_invalid2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6969in" svg:x="6.1197in" svg:y="2.0413in" draw:caption-point-x="-6.1197in" draw:caption-point-y="-2.0413in">
              <dc:creator>bb</dc:creator>
              <dc:date>2008-07-05T00:00:00</dc:date>
              <text:p text:style-name="P1"><text:span text:style-name="T1">ar_conn_name_concat_invalid3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6969in" svg:x="6.7083in" svg:y="2.0413in" draw:caption-point-x="-6.7083in" draw:caption-point-y="-2.0413in">
              <dc:creator>bb</dc:creator>
              <dc:date>2008-07-03T00:00:00</dc:date>
              <text:p text:style-name="P1"><text:span text:style-name="T1">ar_conn_name_concat_invalid2.pl</text:span></text:p>
            </office:annotation>
          </table:table-cell>
          <table:table-cell table:style-name="ce6">
            <office:annotation draw:style-name="gr1" draw:text-style-name="P2" svg:width="1.1378in" svg:height="0.6969in" svg:x="7.3941in" svg:y="2.0413in" draw:caption-point-x="-7.3941in" draw:caption-point-y="-2.0413in">
              <dc:creator>bb</dc:creator>
              <dc:date>2008-07-03T00:00:00</dc:date>
              <text:p text:style-name="P1"><text:span text:style-name="T1">ar_conn_name_concat_invalid2.pl</text:span></text:p>
            </office:annotation>
          </table:table-cell>
          <table:table-cell table:style-name="ce6">
            <office:annotation draw:style-name="gr1" draw:text-style-name="P2" svg:width="1.1378in" svg:height="0.6969in" svg:x="8.0906in" svg:y="2.0413in" draw:caption-point-x="-8.0906in" draw:caption-point-y="-2.0413in">
              <dc:creator>bb</dc:creator>
              <dc:date>2008-07-05T00:00:00</dc:date>
              <text:p text:style-name="P1"><text:span text:style-name="T1">ar_conn_name_concat_invalid3.pl</text:span></text:p>
            </office:annotation>
          </table:table-cell>
          <table:table-cell table:style-name="ce6">
            <office:annotation draw:style-name="gr1" draw:text-style-name="P2" svg:width="1.1378in" svg:height="0.6969in" svg:x="8.7118in" svg:y="2.0413in" draw:caption-point-x="-8.7118in" draw:caption-point-y="-2.0413in">
              <dc:creator>bb</dc:creator>
              <dc:date>2008-07-05T00:00:00</dc:date>
              <text:p text:style-name="P1"><text:span text:style-name="T1">ar_conn_name_concat_invalid3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6969in" svg:x="9.3657in" svg:y="2.0413in" draw:caption-point-x="-9.3657in" draw:caption-point-y="-2.0413in">
              <dc:creator>bb</dc:creator>
              <dc:date>2008-07-05T00:00:00</dc:date>
              <text:p text:style-name="P1"><text:span text:style-name="T1">ar_conn_name_concat_invalid3.pl</text:span></text:p>
            </office:annotation>
          </table:table-cell>
          <table:table-cell table:style-name="ce6">
            <office:annotation draw:style-name="gr1" draw:text-style-name="P2" svg:width="1.1378in" svg:height="0.6969in" svg:x="10.0728in" svg:y="2.0413in" draw:caption-point-x="-10.0728in" draw:caption-point-y="-2.0413in">
              <dc:creator>bb</dc:creator>
              <dc:date>2008-07-05T00:00:00</dc:date>
              <text:p text:style-name="P1"><text:span text:style-name="T1">ar_conn_name_concat_invalid3.pl</text:span></text:p>
            </office:annotation>
          </table:table-cell>
          <table:table-cell table:style-name="ce6">
            <office:annotation draw:style-name="gr1" draw:text-style-name="P2" svg:width="1.1378in" svg:height="0.6969in" svg:x="10.748in" svg:y="2.0413in" draw:caption-point-x="-10.748in" draw:caption-point-y="-2.0413in">
              <dc:creator>bb</dc:creator>
              <dc:date>2008-07-05T00:00:00</dc:date>
              <text:p text:style-name="P1"><text:span text:style-name="T1">ar_conn_name_concat_invalid3.pl</text:span></text:p>
            </office:annotation>
          </table:table-cell>
          <table:table-cell table:style-name="ce6">
            <office:annotation draw:style-name="gr1" draw:text-style-name="P2" svg:width="1.1378in" svg:height="0.6969in" svg:x="11.4335in" svg:y="2.0413in" draw:caption-point-x="-11.4335in" draw:caption-point-y="-2.0413in">
              <dc:creator>bb</dc:creator>
              <dc:date>2008-07-05T00:00:00</dc:date>
              <text:p text:style-name="P1"><text:span text:style-name="T1">ar_conn_name_concat_invalid3.pl</text:span></text:p>
            </office:annotation>
          </table:table-cell>
          <table:table-cell table:style-name="ce6">
            <office:annotation draw:style-name="gr1" draw:text-style-name="P2" svg:width="1.1378in" svg:height="0.6969in" svg:x="12.0547in" svg:y="2.0413in" draw:caption-point-x="-12.0547in" draw:caption-point-y="-2.0413in">
              <dc:creator>bb</dc:creator>
              <dc:date>2008-07-05T00:00:00</dc:date>
              <text:p text:style-name="P1"><text:span text:style-name="T1">ar_conn_name_concat_invalid3.pl</text:span></text:p>
            </office:annotation>
          </table:table-cell>
        </table:table-row>
        <table:table-row table:style-name="ro1">
          <table:table-cell/>
          <table:table-cell table:style-name="ce3" office:value-type="string">
            <text:p>Replic</text:p>
          </table:table-cell>
          <table:table-cell table:style-name="ce6">
            <office:annotation draw:style-name="gr1" draw:text-style-name="P2" svg:width="1.1378in" svg:height="0.4909in" svg:x="2.6685in" svg:y="2.2606in" draw:caption-point-x="-2.6685in" draw:caption-point-y="-2.2606in">
              <dc:creator>bb</dc:creator>
              <dc:date>2008-07-03T00:00:00</dc:date>
              <text:p text:style-name="P1"><text:span text:style-name="T1">ar_conn_name_repl_invalid.pl</text:span></text:p>
            </office:annotation>
          </table:table-cell>
          <table:table-cell table:style-name="ce6">
            <office:annotation draw:style-name="gr1" draw:text-style-name="P2" svg:width="1.1378in" svg:height="0.4909in" svg:x="3.3654in" svg:y="2.2606in" draw:caption-point-x="-3.3654in" draw:caption-point-y="-2.2606in">
              <dc:creator>bb</dc:creator>
              <dc:date>2008-07-03T00:00:00</dc:date>
              <text:p text:style-name="P1"><text:span text:style-name="T1">ar_conn_name_repl_invalid.pl</text:span></text:p>
            </office:annotation>
          </table:table-cell>
          <table:table-cell table:style-name="ce6">
            <office:annotation draw:style-name="gr1" draw:text-style-name="P2" svg:width="1.1378in" svg:height="0.4909in" svg:x="3.9547in" svg:y="2.2606in" draw:caption-point-x="-3.9547in" draw:caption-point-y="-2.2606in">
              <dc:creator>bb</dc:creator>
              <dc:date>2008-07-03T00:00:00</dc:date>
              <text:p text:style-name="P1"><text:span text:style-name="T1">ar_conn_name_repl_invalid.pl</text:span></text:p>
            </office:annotation>
          </table:table-cell>
          <table:table-cell table:style-name="ce6">
            <office:annotation draw:style-name="gr1" draw:text-style-name="P2" svg:width="1.1378in" svg:height="0.4909in" svg:x="4.6299in" svg:y="2.2606in" draw:caption-point-x="-4.6299in" draw:caption-point-y="-2.2606in">
              <dc:creator>bb</dc:creator>
              <dc:date>2008-07-03T00:00:00</dc:date>
              <text:p text:style-name="P1"><text:span text:style-name="T1">ar_conn_name_repl_invalid.pl</text:span></text:p>
            </office:annotation>
          </table:table-cell>
          <table:table-cell table:style-name="ce6">
            <office:annotation draw:style-name="gr1" draw:text-style-name="P2" svg:width="1.1378in" svg:height="0.4909in" svg:x="5.4228in" svg:y="2.2606in" draw:caption-point-x="-5.4228in" draw:caption-point-y="-2.2606in">
              <dc:creator>bb</dc:creator>
              <dc:date>2008-07-05T00:00:00</dc:date>
              <text:p text:style-name="P1"><text:span text:style-name="T1">ar_conn_name_repl_invalid1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4909in" svg:x="6.1197in" svg:y="2.2606in" draw:caption-point-x="-6.1197in" draw:caption-point-y="-2.2606in">
              <dc:creator>bb</dc:creator>
              <dc:date>2008-07-05T00:00:00</dc:date>
              <text:p text:style-name="P1"><text:span text:style-name="T1">ar_conn_name_repl_invalid1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4909in" svg:x="6.7409in" svg:y="2.2606in" draw:caption-point-x="-6.7409in" draw:caption-point-y="-2.2606in">
              <dc:creator>bb</dc:creator>
              <dc:date>2008-07-05T00:00:00</dc:date>
              <text:p text:style-name="P1"><text:span text:style-name="T1">ar_conn_name_repl_invalid1.pl</text:span></text:p>
            </office:annotation>
          </table:table-cell>
          <table:table-cell table:style-name="ce6">
            <office:annotation draw:style-name="gr1" draw:text-style-name="P2" svg:width="1.1378in" svg:height="0.4909in" svg:x="7.4264in" svg:y="2.2606in" draw:caption-point-x="-7.4264in" draw:caption-point-y="-2.2606in">
              <dc:creator>bb</dc:creator>
              <dc:date>2008-07-05T00:00:00</dc:date>
              <text:p text:style-name="P1"><text:span text:style-name="T1">ar_conn_name_repl_invalid1.pl</text:span></text:p>
            </office:annotation>
          </table:table-cell>
          <table:table-cell table:style-name="ce6">
            <office:annotation draw:style-name="gr1" draw:text-style-name="P2" svg:width="1.1378in" svg:height="0.4909in" svg:x="8.0906in" svg:y="2.2606in" draw:caption-point-x="-8.0906in" draw:caption-point-y="-2.2606in">
              <dc:creator>bb</dc:creator>
              <dc:date>2008-07-05T00:00:00</dc:date>
              <text:p text:style-name="P1"><text:span text:style-name="T1">ar_conn_name_repl_invalid1.pl</text:span></text:p>
            </office:annotation>
          </table:table-cell>
          <table:table-cell table:style-name="ce6">
            <office:annotation draw:style-name="gr1" draw:text-style-name="P2" svg:width="1.1378in" svg:height="0.4909in" svg:x="8.7118in" svg:y="2.2606in" draw:caption-point-x="-8.7118in" draw:caption-point-y="-2.2606in">
              <dc:creator>bb</dc:creator>
              <dc:date>2008-07-05T00:00:00</dc:date>
              <text:p text:style-name="P1"><text:span text:style-name="T1">ar_conn_name_repl_invalid1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4909in" svg:x="9.3657in" svg:y="2.2606in" draw:caption-point-x="-9.3657in" draw:caption-point-y="-2.2606in">
              <dc:creator>bb</dc:creator>
              <dc:date>2008-07-05T00:00:00</dc:date>
              <text:p text:style-name="P1"><text:span text:style-name="T1">ar_conn_name_repl_invalid1.pl</text:span></text:p>
            </office:annotation>
          </table:table-cell>
          <table:table-cell table:style-name="ce6">
            <office:annotation draw:style-name="gr1" draw:text-style-name="P2" svg:width="1.1378in" svg:height="0.4909in" svg:x="10.0728in" svg:y="2.2606in" draw:caption-point-x="-10.0728in" draw:caption-point-y="-2.2606in">
              <dc:creator>bb</dc:creator>
              <dc:date>2008-07-05T00:00:00</dc:date>
              <text:p text:style-name="P1"><text:span text:style-name="T1">ar_conn_name_repl_invalid1.pl</text:span></text:p>
            </office:annotation>
          </table:table-cell>
          <table:table-cell table:style-name="ce6">
            <office:annotation draw:style-name="gr1" draw:text-style-name="P2" svg:width="1.1378in" svg:height="0.4909in" svg:x="10.748in" svg:y="2.2606in" draw:caption-point-x="-10.748in" draw:caption-point-y="-2.2606in">
              <dc:creator>bb</dc:creator>
              <dc:date>2008-07-05T00:00:00</dc:date>
              <text:p text:style-name="P1"><text:span text:style-name="T1">ar_conn_name_repl_invalid1.pl</text:span></text:p>
            </office:annotation>
          </table:table-cell>
          <table:table-cell table:style-name="ce6">
            <office:annotation draw:style-name="gr1" draw:text-style-name="P2" svg:width="1.1378in" svg:height="0.4909in" svg:x="11.4335in" svg:y="2.2606in" draw:caption-point-x="-11.4335in" draw:caption-point-y="-2.2606in">
              <dc:creator>bb</dc:creator>
              <dc:date>2008-07-05T00:00:00</dc:date>
              <text:p text:style-name="P1"><text:span text:style-name="T1">ar_conn_name_repl_invalid1.pl</text:span></text:p>
            </office:annotation>
          </table:table-cell>
          <table:table-cell table:style-name="ce6">
            <office:annotation draw:style-name="gr1" draw:text-style-name="P2" svg:width="1.1378in" svg:height="0.4909in" svg:x="12.0547in" svg:y="2.2606in" draw:caption-point-x="-12.0547in" draw:caption-point-y="-2.2606in">
              <dc:creator>bb</dc:creator>
              <dc:date>2008-07-05T00:00:00</dc:date>
              <text:p text:style-name="P1"><text:span text:style-name="T1">ar_conn_name_repl_invalid1.pl</text:span></text:p>
            </office:annotation>
          </table:table-cell>
        </table:table-row>
        <table:table-row table:style-name="ro1">
          <table:table-cell/>
          <table:table-cell table:style-name="ce3" office:value-type="string">
            <text:p>Op expr</text:p>
          </table:table-cell>
          <table:table-cell table:style-name="ce6">
            <office:annotation draw:style-name="gr1" draw:text-style-name="P2" svg:width="1.1378in" svg:height="0.4909in" svg:x="2.6685in" svg:y="2.4799in" draw:caption-point-x="-2.6685in" draw:caption-point-y="-2.4799in">
              <dc:creator>bb</dc:creator>
              <dc:date>2008-07-05T00:00:00</dc:date>
              <text:p text:style-name="P1"><text:span text:style-name="T1">ar_conn_name_op_invalid2.pl</text:span></text:p>
            </office:annotation>
          </table:table-cell>
          <table:table-cell table:style-name="ce6">
            <office:annotation draw:style-name="gr1" draw:text-style-name="P2" svg:width="1.1378in" svg:height="0.4909in" svg:x="3.3654in" svg:y="2.4799in" draw:caption-point-x="-3.3654in" draw:caption-point-y="-2.4799in">
              <dc:creator>bb</dc:creator>
              <dc:date>2008-07-05T00:00:00</dc:date>
              <text:p text:style-name="P1"><text:span text:style-name="T1">ar_conn_name_op_invalid1.pl</text:span></text:p>
            </office:annotation>
          </table:table-cell>
          <table:table-cell table:style-name="ce6">
            <office:annotation draw:style-name="gr1" draw:text-style-name="P2" svg:width="1.1378in" svg:height="0.4909in" svg:x="3.9547in" svg:y="2.4799in" draw:caption-point-x="-3.9547in" draw:caption-point-y="-2.4799in">
              <dc:creator>bb</dc:creator>
              <dc:date>2008-07-05T00:00:00</dc:date>
              <text:p text:style-name="P1"><text:span text:style-name="T1">ar_conn_name_op_invalid2.pl</text:span></text:p>
            </office:annotation>
          </table:table-cell>
          <table:table-cell table:style-name="ce6">
            <office:annotation draw:style-name="gr1" draw:text-style-name="P2" svg:width="1.1378in" svg:height="0.4909in" svg:x="4.6299in" svg:y="2.4799in" draw:caption-point-x="-4.6299in" draw:caption-point-y="-2.4799in">
              <dc:creator>bb</dc:creator>
              <dc:date>2008-07-05T00:00:00</dc:date>
              <text:p text:style-name="P1"><text:span text:style-name="T1">ar_conn_name_op_invalid2.pl</text:span></text:p>
            </office:annotation>
          </table:table-cell>
          <table:table-cell table:style-name="ce6">
            <office:annotation draw:style-name="gr1" draw:text-style-name="P2" svg:width="1.1378in" svg:height="0.4909in" svg:x="5.4228in" svg:y="2.4799in" draw:caption-point-x="-5.4228in" draw:caption-point-y="-2.4799in">
              <dc:creator>bb</dc:creator>
              <dc:date>2008-07-05T00:00:00</dc:date>
              <text:p text:style-name="P1"><text:span text:style-name="T1">ar_conn_name_op_invalid1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4909in" svg:x="6.087in" svg:y="2.4799in" draw:caption-point-x="-6.087in" draw:caption-point-y="-2.4799in">
              <dc:creator>bb</dc:creator>
              <dc:date>2008-07-05T00:00:00</dc:date>
              <text:p text:style-name="P1"><text:span text:style-name="T1">ar_conn_name_op_invalid2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4909in" svg:x="6.7083in" svg:y="2.4799in" draw:caption-point-x="-6.7083in" draw:caption-point-y="-2.4799in">
              <dc:creator>bb</dc:creator>
              <dc:date>2008-07-05T00:00:00</dc:date>
              <text:p text:style-name="P1"><text:span text:style-name="T1">ar_conn_name_op_invalid1.pl</text:span></text:p>
            </office:annotation>
          </table:table-cell>
          <table:table-cell table:style-name="ce6">
            <office:annotation draw:style-name="gr1" draw:text-style-name="P2" svg:width="1.1378in" svg:height="0.4909in" svg:x="7.3941in" svg:y="2.4799in" draw:caption-point-x="-7.3941in" draw:caption-point-y="-2.4799in">
              <dc:creator>bb</dc:creator>
              <dc:date>2008-07-05T00:00:00</dc:date>
              <text:p text:style-name="P1"><text:span text:style-name="T1">ar_conn_name_op_invalid1.pl</text:span></text:p>
            </office:annotation>
          </table:table-cell>
          <table:table-cell table:style-name="ce6">
            <office:annotation draw:style-name="gr1" draw:text-style-name="P2" svg:width="1.1378in" svg:height="0.4909in" svg:x="8.0583in" svg:y="2.4799in" draw:caption-point-x="-8.0583in" draw:caption-point-y="-2.4799in">
              <dc:creator>bb</dc:creator>
              <dc:date>2008-07-05T00:00:00</dc:date>
              <text:p text:style-name="P1"><text:span text:style-name="T1">ar_conn_name_op_invalid1.pl</text:span></text:p>
            </office:annotation>
          </table:table-cell>
          <table:table-cell table:style-name="ce6">
            <office:annotation draw:style-name="gr1" draw:text-style-name="P2" svg:width="1.1378in" svg:height="0.4909in" svg:x="8.6795in" svg:y="2.4799in" draw:caption-point-x="-8.6795in" draw:caption-point-y="-2.4799in">
              <dc:creator>bb</dc:creator>
              <dc:date>2008-07-05T00:00:00</dc:date>
              <text:p text:style-name="P1"><text:span text:style-name="T1">ar_conn_name_op_invalid2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4909in" svg:x="9.4189in" svg:y="2.4799in" draw:caption-point-x="-9.4189in" draw:caption-point-y="-2.4799in">
              <dc:creator>bb</dc:creator>
              <dc:date>2008-07-05T00:00:00</dc:date>
              <text:p text:style-name="P1"><text:span text:style-name="T1">ar_conn_name_op_invalid2.pl</text:span></text:p>
            </office:annotation>
          </table:table-cell>
          <table:table-cell table:style-name="ce6">
            <office:annotation draw:style-name="gr1" draw:text-style-name="P2" svg:width="1.1378in" svg:height="0.4909in" svg:x="10.0512in" svg:y="2.4799in" draw:caption-point-x="-10.0512in" draw:caption-point-y="-2.4799in">
              <dc:creator>bb</dc:creator>
              <dc:date>2008-07-05T00:00:00</dc:date>
              <text:p text:style-name="P1"><text:span text:style-name="T1">ar_conn_name_op_invalid2.pl</text:span></text:p>
            </office:annotation>
          </table:table-cell>
          <table:table-cell table:style-name="ce6">
            <office:annotation draw:style-name="gr1" draw:text-style-name="P2" svg:width="1.1378in" svg:height="0.4909in" svg:x="10.9402in" svg:y="2.4799in" draw:caption-point-x="-10.9402in" draw:caption-point-y="-2.4799in">
              <dc:creator>bb</dc:creator>
              <dc:date>2008-07-05T00:00:00</dc:date>
              <text:p text:style-name="P1"><text:span text:style-name="T1">ar_conn_name_op_invalid2.pl</text:span></text:p>
            </office:annotation>
          </table:table-cell>
          <table:table-cell table:style-name="ce6">
            <office:annotation draw:style-name="gr1" draw:text-style-name="P2" svg:width="1.1378in" svg:height="0.4909in" svg:x="11.8295in" svg:y="2.4799in" draw:caption-point-x="-11.8295in" draw:caption-point-y="-2.4799in">
              <dc:creator>bb</dc:creator>
              <dc:date>2008-07-05T00:00:00</dc:date>
              <text:p text:style-name="P1"><text:span text:style-name="T1">ar_conn_name_op_invalid2.pl</text:span></text:p>
            </office:annotation>
          </table:table-cell>
          <table:table-cell table:style-name="ce6">
            <office:annotation draw:style-name="gr1" draw:text-style-name="P2" svg:width="1.1378in" svg:height="0.4909in" svg:x="12.7185in" svg:y="2.4799in" draw:caption-point-x="-12.7185in" draw:caption-point-y="-2.4799in">
              <dc:creator>bb</dc:creator>
              <dc:date>2008-07-05T00:00:00</dc:date>
              <text:p text:style-name="P1"><text:span text:style-name="T1">ar_conn_name_op_invalid2.pl</text:span></text:p>
            </office:annotation>
          </table:table-cell>
        </table:table-row>
        <table:table-row table:style-name="ro1">
          <table:table-cell/>
          <table:table-cell table:style-name="ce3" office:value-type="string">
            <text:p>Unit</text:p>
          </table:table-cell>
          <table:table-cell table:style-name="ce6">
            <office:annotation draw:style-name="gr1" draw:text-style-name="P2" svg:width="1.1378in" svg:height="0.6969in" svg:x="2.6146in" svg:y="2.0413in" draw:caption-point-x="-2.6146in" draw:caption-point-y="-2.0413in">
              <dc:creator>bb</dc:creator>
              <dc:date>2008-06-19T00:00:00</dc:date>
              <text:p text:style-name="P1"><text:span text:style-name="T1">ar_conn_name_unit_mem_invalid1.pl</text:span></text:p>
            </office:annotation>
          </table:table-cell>
          <table:table-cell table:style-name="ce6">
            <office:annotation draw:style-name="gr1" draw:text-style-name="P2" svg:width="1.1378in" svg:height="0.6969in" svg:x="3.3114in" svg:y="2.0413in" draw:caption-point-x="-3.3114in" draw:caption-point-y="-2.0413in">
              <dc:creator>bb</dc:creator>
              <dc:date>2008-06-19T00:00:00</dc:date>
              <text:p text:style-name="P1"><text:span text:style-name="T1">ar_conn_name_unit_mem_invalid1.pl</text:span></text:p>
            </office:annotation>
          </table:table-cell>
          <table:table-cell table:style-name="ce6">
            <office:annotation draw:style-name="gr1" draw:text-style-name="P2" svg:width="1.1378in" svg:height="0.6969in" svg:x="3.9008in" svg:y="2.0413in" draw:caption-point-x="-3.9008in" draw:caption-point-y="-2.0413in">
              <dc:creator>bb</dc:creator>
              <dc:date>2008-06-19T00:00:00</dc:date>
              <text:p text:style-name="P1"><text:span text:style-name="T1">ar_conn_name_unit_mem_invalid1.pl</text:span></text:p>
            </office:annotation>
          </table:table-cell>
          <table:table-cell table:style-name="ce6">
            <office:annotation draw:style-name="gr1" draw:text-style-name="P2" svg:width="1.1378in" svg:height="0.6969in" svg:x="4.576in" svg:y="2.0413in" draw:caption-point-x="-4.576in" draw:caption-point-y="-2.0413in">
              <dc:creator>bb</dc:creator>
              <dc:date>2008-06-19T00:00:00</dc:date>
              <text:p text:style-name="P1"><text:span text:style-name="T1">ar_conn_name_unit_mem_invalid1.pl</text:span></text:p>
            </office:annotation>
          </table:table-cell>
          <table:table-cell table:style-name="ce6">
            <office:annotation draw:style-name="gr1" draw:text-style-name="P2" svg:width="1.1378in" svg:height="0.6969in" svg:x="5.3689in" svg:y="2.0413in" draw:caption-point-x="-5.3689in" draw:caption-point-y="-2.0413in">
              <dc:creator>bb</dc:creator>
              <dc:date>2008-06-19T00:00:00</dc:date>
              <text:p text:style-name="P1"><text:span text:style-name="T1">ar_conn_name_unit_mem_invalid1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6969in" svg:x="6.0331in" svg:y="2.0413in" draw:caption-point-x="-6.0331in" draw:caption-point-y="-2.0413in">
              <dc:creator>bb</dc:creator>
              <dc:date>2008-06-19T00:00:00</dc:date>
              <text:p text:style-name="P1"><text:span text:style-name="T1">ar_conn_name_unit_mem_invalid1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6969in" svg:x="6.7409in" svg:y="2.6992in" draw:caption-point-x="-6.7409in" draw:caption-point-y="-2.6992in">
              <dc:creator>bb</dc:creator>
              <dc:date>2008-07-05T00:00:00</dc:date>
              <text:p text:style-name="P1"><text:span text:style-name="T1">ar_conn_name_unit_mem_invalid2.pl</text:span></text:p>
            </office:annotation>
          </table:table-cell>
          <table:table-cell table:style-name="ce6">
            <office:annotation draw:style-name="gr1" draw:text-style-name="P2" svg:width="1.1378in" svg:height="0.6969in" svg:x="7.4264in" svg:y="2.6992in" draw:caption-point-x="-7.4264in" draw:caption-point-y="-2.6992in">
              <dc:creator>bb</dc:creator>
              <dc:date>2008-07-05T00:00:00</dc:date>
              <text:p text:style-name="P1"><text:span text:style-name="T1">ar_conn_name_unit_mem_invalid2.pl</text:span></text:p>
            </office:annotation>
          </table:table-cell>
          <table:table-cell table:style-name="ce6">
            <office:annotation draw:style-name="gr1" draw:text-style-name="P2" svg:width="1.1378in" svg:height="0.6969in" svg:x="8.0906in" svg:y="2.6992in" draw:caption-point-x="-8.0906in" draw:caption-point-y="-2.6992in">
              <dc:creator>bb</dc:creator>
              <dc:date>2008-07-05T00:00:00</dc:date>
              <text:p text:style-name="P1"><text:span text:style-name="T1">ar_conn_name_unit_mem_invalid2.pl</text:span></text:p>
            </office:annotation>
          </table:table-cell>
          <table:table-cell table:style-name="ce6">
            <office:annotation draw:style-name="gr1" draw:text-style-name="P2" svg:width="1.2646in" svg:height="0.4909in" svg:x="6.6543in" svg:y="2.0413in" draw:caption-point-x="-6.6543in" draw:caption-point-y="-2.0413in">
              <dc:creator>bb</dc:creator>
              <dc:date>2008-06-23T00:00:00</dc:date>
              <text:p text:style-name="P1"><text:span text:style-name="T1">ar_conn_name_unit_mem_invalid2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6969in" svg:x="7.3398in" svg:y="2.0413in" draw:caption-point-x="-7.3398in" draw:caption-point-y="-2.0413in">
              <dc:creator>bb</dc:creator>
              <dc:date>2008-06-23T00:00:00</dc:date>
              <text:p text:style-name="P1"><text:span text:style-name="T1">ar_conn_name_unit_mem_invalid2.pl</text:span></text:p>
            </office:annotation>
          </table:table-cell>
          <table:table-cell table:style-name="ce6">
            <office:annotation draw:style-name="gr1" draw:text-style-name="P2" svg:width="1.1378in" svg:height="0.6969in" svg:x="8.0039in" svg:y="2.0413in" draw:caption-point-x="-8.0039in" draw:caption-point-y="-2.0413in">
              <dc:creator>bb</dc:creator>
              <dc:date>2008-06-23T00:00:00</dc:date>
              <text:p text:style-name="P1"><text:span text:style-name="T1">ar_conn_name_unit_mem_invalid2.pl</text:span></text:p>
            </office:annotation>
          </table:table-cell>
          <table:table-cell table:style-name="ce6">
            <office:annotation draw:style-name="gr1" draw:text-style-name="P2" svg:width="1.1378in" svg:height="0.6969in" svg:x="8.6256in" svg:y="2.0413in" draw:caption-point-x="-8.6256in" draw:caption-point-y="-2.0413in">
              <dc:creator>bb</dc:creator>
              <dc:date>2008-06-23T00:00:00</dc:date>
              <text:p text:style-name="P1"><text:span text:style-name="T1">ar_conn_name_unit_mem_invalid2.pl</text:span></text:p>
            </office:annotation>
          </table:table-cell>
          <table:table-cell table:style-name="ce6">
            <office:annotation draw:style-name="gr1" draw:text-style-name="P2" svg:width="1.1378in" svg:height="0.6969in" svg:x="9.365in" svg:y="2.0413in" draw:caption-point-x="-9.365in" draw:caption-point-y="-2.0413in">
              <dc:creator>bb</dc:creator>
              <dc:date>2008-06-23T00:00:00</dc:date>
              <text:p text:style-name="P1"><text:span text:style-name="T1">ar_conn_name_unit_mem_invalid2.pl</text:span></text:p>
            </office:annotation>
          </table:table-cell>
          <table:table-cell table:style-name="ce6">
            <office:annotation draw:style-name="gr1" draw:text-style-name="P2" svg:width="1.1378in" svg:height="0.6969in" svg:x="9.9972in" svg:y="2.0413in" draw:caption-point-x="-9.9972in" draw:caption-point-y="-2.0413in">
              <dc:creator>bb</dc:creator>
              <dc:date>2008-06-23T00:00:00</dc:date>
              <text:p text:style-name="P1"><text:span text:style-name="T1">ar_conn_name_unit_mem_invalid2.pl</text:span></text:p>
            </office:annotation>
          </table:table-cell>
        </table:table-row>
        <table:table-row table:style-name="ro1">
          <table:table-cell/>
          <table:table-cell table:style-name="ce3" office:value-type="string">
            <text:p>Memory</text:p>
          </table:table-cell>
          <table:table-cell table:style-name="ce6">
            <office:annotation draw:style-name="gr1" draw:text-style-name="P2" svg:width="1.1378in" svg:height="0.6969in" svg:x="2.6146in" svg:y="2.2606in" draw:caption-point-x="-2.6146in" draw:caption-point-y="-2.2606in">
              <dc:creator>bb</dc:creator>
              <dc:date>2008-06-19T00:00:00</dc:date>
              <text:p text:style-name="P1"><text:span text:style-name="T1">ar_conn_name_unit_mem_invalid1.pl</text:span></text:p>
            </office:annotation>
          </table:table-cell>
          <table:table-cell table:style-name="ce6">
            <office:annotation draw:style-name="gr1" draw:text-style-name="P2" svg:width="1.1378in" svg:height="0.6969in" svg:x="3.3114in" svg:y="2.2606in" draw:caption-point-x="-3.3114in" draw:caption-point-y="-2.2606in">
              <dc:creator>bb</dc:creator>
              <dc:date>2008-06-19T00:00:00</dc:date>
              <text:p text:style-name="P1"><text:span text:style-name="T1">ar_conn_name_unit_mem_invalid1.pl</text:span></text:p>
            </office:annotation>
          </table:table-cell>
          <table:table-cell table:style-name="ce6">
            <office:annotation draw:style-name="gr1" draw:text-style-name="P2" svg:width="1.1378in" svg:height="0.6969in" svg:x="3.9008in" svg:y="2.2606in" draw:caption-point-x="-3.9008in" draw:caption-point-y="-2.2606in">
              <dc:creator>bb</dc:creator>
              <dc:date>2008-06-19T00:00:00</dc:date>
              <text:p text:style-name="P1"><text:span text:style-name="T1">ar_conn_name_unit_mem_invalid1.pl</text:span></text:p>
            </office:annotation>
          </table:table-cell>
          <table:table-cell table:style-name="ce6">
            <office:annotation draw:style-name="gr1" draw:text-style-name="P2" svg:width="1.1378in" svg:height="0.6969in" svg:x="4.576in" svg:y="2.2606in" draw:caption-point-x="-4.576in" draw:caption-point-y="-2.2606in">
              <dc:creator>bb</dc:creator>
              <dc:date>2008-06-19T00:00:00</dc:date>
              <text:p text:style-name="P1"><text:span text:style-name="T1">ar_conn_name_unit_mem_invalid1.pl</text:span></text:p>
            </office:annotation>
          </table:table-cell>
          <table:table-cell table:style-name="ce6">
            <office:annotation draw:style-name="gr1" draw:text-style-name="P2" svg:width="1.1378in" svg:height="0.6969in" svg:x="5.3689in" svg:y="2.2606in" draw:caption-point-x="-5.3689in" draw:caption-point-y="-2.2606in">
              <dc:creator>bb</dc:creator>
              <dc:date>2008-06-19T00:00:00</dc:date>
              <text:p text:style-name="P1"><text:span text:style-name="T1">ar_conn_name_unit_mem_invalid1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6969in" svg:x="6.0331in" svg:y="2.2606in" draw:caption-point-x="-6.0331in" draw:caption-point-y="-2.2606in">
              <dc:creator>bb</dc:creator>
              <dc:date>2008-06-19T00:00:00</dc:date>
              <text:p text:style-name="P1"><text:span text:style-name="T1">ar_conn_name_unit_mem_invalid1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6969in" svg:x="6.7409in" svg:y="2.9189in" draw:caption-point-x="-6.7409in" draw:caption-point-y="-2.9189in">
              <dc:creator>bb</dc:creator>
              <dc:date>2008-07-05T00:00:00</dc:date>
              <text:p text:style-name="P1"><text:span text:style-name="T1">ar_conn_name_unit_mem_invalid2.pl</text:span></text:p>
            </office:annotation>
          </table:table-cell>
          <table:table-cell table:style-name="ce6">
            <office:annotation draw:style-name="gr1" draw:text-style-name="P2" svg:width="1.1378in" svg:height="0.6969in" svg:x="7.4264in" svg:y="2.9189in" draw:caption-point-x="-7.4264in" draw:caption-point-y="-2.9189in">
              <dc:creator>bb</dc:creator>
              <dc:date>2008-07-05T00:00:00</dc:date>
              <text:p text:style-name="P1"><text:span text:style-name="T1">ar_conn_name_unit_mem_invalid2.pl</text:span></text:p>
            </office:annotation>
          </table:table-cell>
          <table:table-cell table:style-name="ce6">
            <office:annotation draw:style-name="gr1" draw:text-style-name="P2" svg:width="1.1378in" svg:height="0.6969in" svg:x="8.0906in" svg:y="2.9189in" draw:caption-point-x="-8.0906in" draw:caption-point-y="-2.9189in">
              <dc:creator>bb</dc:creator>
              <dc:date>2008-07-05T00:00:00</dc:date>
              <text:p text:style-name="P1"><text:span text:style-name="T1">ar_conn_name_unit_mem_invalid2.pl</text:span></text:p>
            </office:annotation>
          </table:table-cell>
          <table:table-cell table:style-name="ce6">
            <office:annotation draw:style-name="gr1" draw:text-style-name="P2" svg:width="1.1378in" svg:height="0.6969in" svg:x="6.6543in" svg:y="2.2606in" draw:caption-point-x="-6.6543in" draw:caption-point-y="-2.2606in">
              <dc:creator>bb</dc:creator>
              <dc:date>2008-06-23T00:00:00</dc:date>
              <text:p text:style-name="P1"><text:span text:style-name="T1">ar_conn_name_unit_mem_invalid2.pl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1.1378in" svg:height="0.6969in" svg:x="7.3398in" svg:y="2.2606in" draw:caption-point-x="-7.3398in" draw:caption-point-y="-2.2606in">
              <dc:creator>bb</dc:creator>
              <dc:date>2008-06-23T00:00:00</dc:date>
              <text:p text:style-name="P1"><text:span text:style-name="T1">ar_conn_name_unit_mem_invalid2.pl</text:span></text:p>
            </office:annotation>
          </table:table-cell>
          <table:table-cell table:style-name="ce6">
            <office:annotation draw:style-name="gr1" draw:text-style-name="P2" svg:width="1.1378in" svg:height="0.6969in" svg:x="8.0039in" svg:y="2.2606in" draw:caption-point-x="-8.0039in" draw:caption-point-y="-2.2606in">
              <dc:creator>bb</dc:creator>
              <dc:date>2008-06-23T00:00:00</dc:date>
              <text:p text:style-name="P1"><text:span text:style-name="T1">ar_conn_name_unit_mem_invalid2.pl</text:span></text:p>
            </office:annotation>
          </table:table-cell>
          <table:table-cell table:style-name="ce6">
            <office:annotation draw:style-name="gr1" draw:text-style-name="P2" svg:width="1.1378in" svg:height="0.6969in" svg:x="8.6256in" svg:y="2.2606in" draw:caption-point-x="-8.6256in" draw:caption-point-y="-2.2606in">
              <dc:creator>bb</dc:creator>
              <dc:date>2008-06-23T00:00:00</dc:date>
              <text:p text:style-name="P1"><text:span text:style-name="T1">ar_conn_name_unit_mem_invalid2.pl</text:span></text:p>
            </office:annotation>
          </table:table-cell>
          <table:table-cell table:style-name="ce6">
            <office:annotation draw:style-name="gr1" draw:text-style-name="P2" svg:width="1.1378in" svg:height="0.6969in" svg:x="9.365in" svg:y="2.2606in" draw:caption-point-x="-9.365in" draw:caption-point-y="-2.2606in">
              <dc:creator>bb</dc:creator>
              <dc:date>2008-06-23T00:00:00</dc:date>
              <text:p text:style-name="P1"><text:span text:style-name="T1">ar_conn_name_unit_mem_invalid2.pl</text:span></text:p>
            </office:annotation>
          </table:table-cell>
          <table:table-cell table:style-name="ce6">
            <office:annotation draw:style-name="gr1" draw:text-style-name="P2" svg:width="1.1378in" svg:height="0.6969in" svg:x="9.9972in" svg:y="2.2606in" draw:caption-point-x="-9.9972in" draw:caption-point-y="-2.2606in">
              <dc:creator>bb</dc:creator>
              <dc:date>2008-06-23T00:00:00</dc:date>
              <text:p text:style-name="P1"><text:span text:style-name="T1">ar_conn_name_unit_mem_invalid2.pl</text:span></text:p>
            </office:annotation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4" office:value-type="string" table:number-columns-spanned="1" table:number-rows-spanned="2">
            <text:p>Conn and <text:s/>prefix</text:p>
          </table:table-cell>
          <table:table-cell table:style-name="ce2" office:value-type="string" table:number-columns-spanned="1" table:number-rows-spanned="2">
            <text:p>Ifc</text:p>
          </table:table-cell>
          <table:table-cell table:style-name="ce2" office:value-type="string" table:number-columns-spanned="1" table:number-rows-spanned="2">
            <text:p>ifc.[+]ifc</text:p>
          </table:table-cell>
          <table:table-cell table:style-name="ce2" office:value-type="string" table:number-columns-spanned="1" table:number-rows-spanned="2">
            <text:p>Sg</text:p>
          </table:table-cell>
          <table:table-cell table:style-name="ce2" office:value-type="string" table:number-columns-spanned="1" table:number-rows-spanned="2">
            <text:p>sg.[+]sg</text:p>
          </table:table-cell>
          <table:table-cell table:number-columns-repeated="14"/>
        </table:table-row>
        <table:table-row table:style-name="ro1">
          <table:table-cell/>
          <table:covered-table-cell table:style-name="Default"/>
          <table:covered-table-cell table:number-columns-repeated="4" table:style-name="ce2"/>
          <table:table-cell table:number-columns-repeated="14"/>
        </table:table-row>
        <table:table-row table:style-name="ro1">
          <table:table-cell/>
          <table:table-cell office:value-type="string">
            <text:p>Ifc</text:p>
          </table:table-cell>
          <table:table-cell table:style-name="ce7">
            <office:annotation draw:style-name="gr1" draw:text-style-name="P2" svg:width="1.1378in" svg:height="0.6969in" svg:x="2.6685in" svg:y="3.7961in" draw:caption-point-x="-2.6685in" draw:caption-point-y="-3.7961in">
              <dc:creator>bb</dc:creator>
              <dc:date>2008-06-24T00:00:00</dc:date>
              <text:p text:style-name="P1"><text:span text:style-name="T1">ar_conn_name_prefix_ifc_invalid.pl</text:span></text:p>
            </office:annotation>
          </table:table-cell>
          <table:table-cell table:style-name="ce7">
            <office:annotation draw:style-name="gr1" draw:text-style-name="P2" svg:width="1.1378in" svg:height="0.6969in" svg:x="3.3654in" svg:y="3.7961in" draw:caption-point-x="-3.3654in" draw:caption-point-y="-3.7961in">
              <dc:creator>bb</dc:creator>
              <dc:date>2008-06-24T00:00:00</dc:date>
              <text:p text:style-name="P1"><text:span text:style-name="T1">ar_conn_name_prefix_ifc_invalid.pl</text:span></text:p>
            </office:annotation>
          </table:table-cell>
          <table:table-cell table:style-name="ce7">
            <office:annotation draw:style-name="gr1" draw:text-style-name="P2" svg:width="1.1378in" svg:height="0.6969in" svg:x="3.9547in" svg:y="3.7961in" draw:caption-point-x="-3.9547in" draw:caption-point-y="-3.7961in">
              <dc:creator>bb</dc:creator>
              <dc:date>2008-06-24T00:00:00</dc:date>
              <text:p text:style-name="P1"><text:span text:style-name="T1">ar_conn_name_prefix_ifc_invalid.pl</text:span></text:p>
            </office:annotation>
          </table:table-cell>
          <table:table-cell table:style-name="ce7">
            <office:annotation draw:style-name="gr1" draw:text-style-name="P2" svg:width="1.1378in" svg:height="0.6969in" svg:x="4.6299in" svg:y="3.7961in" draw:caption-point-x="-4.6299in" draw:caption-point-y="-3.7961in">
              <dc:creator>bb</dc:creator>
              <dc:date>2008-06-24T00:00:00</dc:date>
              <text:p text:style-name="P1"><text:span text:style-name="T1">ar_conn_name_prefix_ifc_invalid.pl</text:span></text:p>
            </office:annotation>
          </table:table-cell>
          <table:table-cell table:number-columns-repeated="14"/>
        </table:table-row>
        <table:table-row table:style-name="ro1">
          <table:table-cell/>
          <table:table-cell office:value-type="string">
            <text:p>ifc.[+]ifc</text:p>
          </table:table-cell>
          <table:table-cell table:style-name="ce7">
            <office:annotation draw:style-name="gr1" draw:text-style-name="P2" svg:width="1.1378in" svg:height="0.6969in" svg:x="2.6685in" svg:y="4.0154in" draw:caption-point-x="-2.6685in" draw:caption-point-y="-4.0154in">
              <dc:creator>bb</dc:creator>
              <dc:date>2008-06-27T00:00:00</dc:date>
              <text:p text:style-name="P1"><text:span text:style-name="T1">ar_conn_name_prefix_ifc_invalid.pl</text:span></text:p>
            </office:annotation>
          </table:table-cell>
          <table:table-cell table:style-name="ce7">
            <office:annotation draw:style-name="gr1" draw:text-style-name="P2" svg:width="1.1378in" svg:height="0.6969in" svg:x="3.3654in" svg:y="4.0154in" draw:caption-point-x="-3.3654in" draw:caption-point-y="-4.0154in">
              <dc:creator>bb</dc:creator>
              <dc:date>2008-06-27T00:00:00</dc:date>
              <text:p text:style-name="P1"><text:span text:style-name="T1">ar_conn_name_prefix_ifc_invalid.pl</text:span></text:p>
            </office:annotation>
          </table:table-cell>
          <table:table-cell table:style-name="ce7">
            <office:annotation draw:style-name="gr1" draw:text-style-name="P2" svg:width="1.1378in" svg:height="0.6969in" svg:x="3.9547in" svg:y="4.0154in" draw:caption-point-x="-3.9547in" draw:caption-point-y="-4.0154in">
              <dc:creator>bb</dc:creator>
              <dc:date>2008-07-01T00:00:00</dc:date>
              <text:p text:style-name="P1"><text:span text:style-name="T1">ar_conn_name_prefix_ifc_invalid.pl</text:span></text:p>
            </office:annotation>
          </table:table-cell>
          <table:table-cell table:style-name="ce7">
            <office:annotation draw:style-name="gr1" draw:text-style-name="P2" svg:width="1.1378in" svg:height="0.6969in" svg:x="4.6299in" svg:y="4.0154in" draw:caption-point-x="-4.6299in" draw:caption-point-y="-4.0154in">
              <dc:creator>bb</dc:creator>
              <dc:date>2008-07-01T00:00:00</dc:date>
              <text:p text:style-name="P1"><text:span text:style-name="T1">ar_conn_name_prefix_ifc_invalid.pl</text:span></text:p>
            </office:annotation>
          </table:table-cell>
          <table:table-cell table:number-columns-repeated="14"/>
        </table:table-row>
        <table:table-row table:style-name="ro1">
          <table:table-cell/>
          <table:table-cell office:value-type="string">
            <text:p>Sg</text:p>
          </table:table-cell>
          <table:table-cell table:style-name="ce7">
            <office:annotation draw:style-name="gr1" draw:text-style-name="P2" svg:width="1.1378in" svg:height="0.6969in" svg:x="2.6685in" svg:y="4.2346in" draw:caption-point-x="-2.6685in" draw:caption-point-y="-4.2346in">
              <dc:creator>bb</dc:creator>
              <dc:date>2008-07-01T00:00:00</dc:date>
              <text:p text:style-name="P1"><text:span text:style-name="T1">ar_conn_name_prefix_sg_invalid.pl</text:span></text:p>
            </office:annotation>
          </table:table-cell>
          <table:table-cell table:style-name="ce7">
            <office:annotation draw:style-name="gr1" draw:text-style-name="P2" svg:width="1.1378in" svg:height="0.6969in" svg:x="3.3654in" svg:y="4.2346in" draw:caption-point-x="-3.3654in" draw:caption-point-y="-4.2346in">
              <dc:creator>bb</dc:creator>
              <dc:date>2008-07-01T00:00:00</dc:date>
              <text:p text:style-name="P1"><text:span text:style-name="T1">ar_conn_name_prefix_sg_invalid.pl</text:span></text:p>
            </office:annotation>
          </table:table-cell>
          <table:table-cell table:style-name="ce8" table:number-columns-repeated="2"/>
          <table:table-cell table:number-columns-repeated="14"/>
        </table:table-row>
        <table:table-row table:style-name="ro1">
          <table:table-cell/>
          <table:table-cell office:value-type="string">
            <text:p>sg.[+]sg</text:p>
          </table:table-cell>
          <table:table-cell table:style-name="ce7">
            <office:annotation draw:style-name="gr1" draw:text-style-name="P2" svg:width="1.1378in" svg:height="0.6969in" svg:x="2.6685in" svg:y="4.4539in" draw:caption-point-x="-2.6685in" draw:caption-point-y="-4.4539in">
              <dc:creator>bb</dc:creator>
              <dc:date>2008-07-01T00:00:00</dc:date>
              <text:p text:style-name="P1"><text:span text:style-name="T1">ar_conn_name_prefix_sg_invalid.pl</text:span></text:p>
            </office:annotation>
          </table:table-cell>
          <table:table-cell table:style-name="ce7">
            <office:annotation draw:style-name="gr1" draw:text-style-name="P2" svg:width="1.1378in" svg:height="0.6969in" svg:x="3.3654in" svg:y="4.4539in" draw:caption-point-x="-3.3654in" draw:caption-point-y="-4.4539in">
              <dc:creator>bb</dc:creator>
              <dc:date>2008-07-01T00:00:00</dc:date>
              <text:p text:style-name="P1"><text:span text:style-name="T1">ar_conn_name_prefix_sg_invalid.pl</text:span></text:p>
            </office:annotation>
          </table:table-cell>
          <table:table-cell table:style-name="ce8" table:number-columns-repeated="2"/>
          <table:table-cell table:number-columns-repeated="14"/>
        </table:table-row>
        <table:table-row table:style-name="ro1" table:number-rows-repeated="7"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7"/>
          <table:table-cell office:value-type="string">
            <text:p><text:s/>= illegal connection</text:p>
          </table:table-cell>
          <table:table-cell table:number-columns-repeated="3"/>
          <table:table-cell table:style-name="ce3"/>
          <table:table-cell office:value-type="string">
            <text:p><text:s/>= can't be used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0"/>
          <table:table-cell table:style-name="ce9"/>
          <table:table-cell office:value-type="string">
            <text:p><text:s/>= legal connection</text:p>
          </table:table-cell>
          <table:table-cell table:number-columns-repeated="3"/>
          <table:table-cell table:style-name="ce2"/>
          <table:table-cell office:value-type="string">
            <text:p><text:s/>= can be used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6">03/26/2009</text:date>, <text:time>21:5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booo buuuu</meta:initial-creator>
    <meta:creation-date>2008-06-12T16:18:46</meta:creation-date>
    <dc:creator>MonicaS</dc:creator>
    <dc:date>2009-03-26T21:57:31</dc:date>
    <meta:editing-cycles>143</meta:editing-cycles>
    <meta:editing-duration>P1DT13H11M34S</meta:editing-duration>
    <meta:user-defined meta:name="Info 1"/>
    <meta:user-defined meta:name="Info 2"/>
    <meta:user-defined meta:name="Info 3"/>
    <meta:user-defined meta:name="Info 4"/>
    <meta:document-statistic meta:table-count="3" meta:cell-count="303"/>
  </office:meta>
</office:document-meta>
</file>